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1.436cm" fo:padding-top="0.152cm" fo:padding-bottom="0.152cm" fo:padding-left="0.277cm" fo:padding-right="0.277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7.106cm" fo:min-width="9.226cm" fo:padding-top="0.152cm" fo:padding-bottom="0.152cm" fo:padding-left="0.277cm" fo:padding-right="0.27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56cm" fo:min-width="1.206cm" fo:padding-top="0.152cm" fo:padding-bottom="0.152cm" fo:padding-left="0.277cm" fo:padding-right="0.27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466cm" fo:min-width="0.016cm" fo:padding-top="0.152cm" fo:padding-bottom="0.152cm" fo:padding-left="0.277cm" fo:padding-right="0.27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75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t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draw:fill="none" fo:min-height="0.71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953cm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476cm" fo:min-width="0.856cm" fo:padding-top="0.152cm" fo:padding-bottom="0.152cm" fo:padding-left="0.277cm" fo:padding-right="0.277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44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93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6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31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objectwithoutfill">
      <style:graphic-properties svg:stroke-width="0.053cm" svg:stroke-color="#000000" draw:marker-start="Extrémités_20_de_20_flèche_20_1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00000" draw:marker-start="Extrémités_20_de_20_flèche_20_2" draw:marker-start-width="0.279cm" draw:marker-end="Extrémités_20_de_20_flèche_20_2" draw:marker-end-width="0.2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="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936cm" fo:min-width="8.396cm" fo:padding-top="0.152cm" fo:padding-bottom="0.152cm" fo:padding-left="0.277cm" fo:padding-right="0.277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477cm" loext:decorative="false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stroke="none" draw:fill="none" fo:min-height="2.467cm" loext:decorative="false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52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draw:stroke="dash" draw:stroke-dash="Dash" svg:stroke-width="0.053cm" svg:stroke-color="#000000" draw:marker-start-width="0.28cm" draw:marker-end-width="0.28cm" svg:stroke-opacity="100%" svg:stroke-linecap="butt" draw:opacity="0%" draw:textarea-horizontal-align="justify" draw:textarea-vertical-align="top" draw:auto-grow-height="false" fo:min-height="0.526cm" fo:min-width="1.386cm" fo:padding-top="0.152cm" fo:padding-bottom="0.152cm" fo:padding-left="0.277cm" fo:padding-right="0.277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141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281cm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.596cm" fo:min-width="1.054cm" fo:padding-top="0.152cm" fo:padding-bottom="0.152cm" fo:padding-left="0.277cm" fo:padding-right="0.27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7.466cm" fo:min-width="8.196cm" fo:padding-top="0.152cm" fo:padding-bottom="0.152cm" fo:padding-left="0.277cm" fo:padding-right="0.277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0.356cm" fo:min-width="1.216cm" fo:padding-top="0.14cm" fo:padding-bottom="0.14cm" fo:padding-left="0.265cm" fo:padding-right="0.265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1.466cm" fo:min-width="0cm" fo:padding-top="0.14cm" fo:padding-bottom="0.14cm" fo:padding-left="0.265cm" fo:padding-right="0.265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0.756cm" fo:min-width="1.386cm" fo:padding-top="0.14cm" fo:padding-bottom="0.14cm" fo:padding-left="0.265cm" fo:padding-right="0.26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0.316cm" fo:min-width="1.386cm" fo:padding-top="0.14cm" fo:padding-bottom="0.14cm" fo:padding-left="0.265cm" fo:padding-right="0.265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0.526cm" fo:min-width="1.386cm" fo:padding-top="0.14cm" fo:padding-bottom="0.14cm" fo:padding-left="0.265cm" fo:padding-right="0.265cm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draw:stroke-dash="Dash" svg:stroke-width="0.028cm" svg:stroke-color="#000000" draw:marker-start-width="0.243cm" draw:marker-end-width="0.243cm" svg:stroke-opacity="100%" svg:stroke-linecap="butt" draw:opacity="0%" draw:textarea-horizontal-align="justify" draw:textarea-vertical-align="top" draw:auto-grow-height="false" fo:min-height="2.736cm" fo:min-width="1.026cm" fo:padding-top="0.14cm" fo:padding-bottom="0.14cm" fo:padding-left="0.265cm" fo:padding-right="0.265cm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width="0.053cm" svg:stroke-color="#000000" draw:marker-start="Extrémités_20_de_20_flèche_20_1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40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2.246cm" fo:min-width="1.676cm" fo:padding-top="0.14cm" fo:padding-bottom="0.14cm" fo:padding-left="0.265cm" fo:padding-right="0.26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18cm" svg:stroke-color="#000000" draw:marker-start-width="0.227cm" draw:marker-end-width="0.227cm" draw:opacity="0%" draw:textarea-horizontal-align="justify" draw:textarea-vertical-align="middle" draw:auto-grow-height="false" fo:min-height="0.972cm" fo:min-width="0.818cm" fo:padding-top="0.134cm" fo:padding-bottom="0.134cm" fo:padding-left="0.259cm" fo:padding-right="0.259cm" style:writing-mode="lr-tb" loext:decorative="false">
        <style:columns fo:column-count="8" fo:column-gap="9cm">
          <style:column style:rel-width="8191*" fo:start-indent="0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1*" fo:start-indent="4.5cm" fo:end-indent="4.5cm"/>
          <style:column style:rel-width="8198*" fo:start-indent="4.5cm" fo:end-indent="0cm"/>
        </style:columns>
      </style:graphic-properties>
      <style:paragraph-properties style:writing-mode="lr-tb"/>
    </style:style>
    <style:style style:name="gr42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top" fo:padding-top="0.139cm" fo:padding-bottom="0.139cm" fo:padding-left="0.264cm" fo:padding-right="0.264cm" loext:decorative="false"/>
      <style:paragraph-properties style:writing-mode="lr-tb"/>
    </style:style>
    <style:style style:name="gr43" style:family="graphic" style:parent-style-name="standard">
      <style:graphic-properties svg:stroke-width="0.028cm" svg:stroke-color="#000000" draw:marker-start-width="0.243cm" draw:marker-end-width="0.243cm" svg:stroke-opacity="100%" draw:opacity="0%" draw:textarea-horizontal-align="justify" draw:textarea-vertical-align="top" draw:auto-grow-height="false" fo:min-height="2.246cm" fo:min-width="1.116cm" fo:padding-top="0.14cm" fo:padding-bottom="0.14cm" fo:padding-left="0.265cm" fo:padding-right="0.265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18cm" svg:stroke-color="#000000" draw:marker-start-width="0.227cm" draw:marker-end-width="0.227cm" draw:opacity="0%" draw:textarea-horizontal-align="justify" draw:textarea-vertical-align="middle" draw:auto-grow-height="false" fo:min-height="1.091cm" fo:min-width="0.28cm" fo:padding-top="0.134cm" fo:padding-bottom="0.134cm" fo:padding-left="0.259cm" fo:padding-right="0.259cm" loext:decorative="false"/>
    </style:style>
    <style:style style:name="gr45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8.93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22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0.42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0.551cm" loext:decorative="false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8.89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816cm" fo:min-width="1.656cm" fo:padding-top="0.152cm" fo:padding-bottom="0.152cm" fo:padding-left="0.277cm" fo:padding-right="0.27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22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816cm" fo:min-width="1.656cm" fo:padding-top="0.152cm" fo:padding-bottom="0.152cm" fo:padding-left="0.277cm" fo:padding-right="0.27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57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548cm" fo:padding-top="0.142cm" fo:padding-bottom="0.142cm" fo:padding-left="0.267cm" fo:padding-right="0.267cm" loext:decorative="false"/>
    </style:style>
    <style:style style:name="gr58" style:family="graphic" style:parent-style-name="objectwithoutfill">
      <style:graphic-properties svg:stroke-width="0.053cm" svg:stroke-color="#127622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5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6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1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256cm" fo:padding-top="0.142cm" fo:padding-bottom="0.142cm" fo:padding-left="0.267cm" fo:padding-right="0.267cm" loext:decorative="false"/>
    </style:style>
    <style:style style:name="gr6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solid" draw:fill-color="#000000" draw:opacity="0%" draw:textarea-horizontal-align="justify" draw:textarea-vertical-align="middle" draw:auto-grow-height="false" fo:min-height="7.11cm" fo:min-width="0.312cm" fo:padding-top="0.151cm" fo:padding-bottom="0.151cm" fo:padding-left="0.276cm" fo:padding-right="0.276cm" loext:decorative="false"/>
      <style:paragraph-properties style:writing-mode="lr-tb"/>
    </style:style>
    <style:style style:name="gr64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626cm" fo:min-width="14.586cm" fo:padding-top="0.152cm" fo:padding-bottom="0.152cm" fo:padding-left="0.277cm" fo:padding-right="0.27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5.22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0.816cm" fo:min-width="1.076cm" fo:padding-top="0.152cm" fo:padding-bottom="0.152cm" fo:padding-left="0.277cm" fo:padding-right="0.277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896cm" fo:min-width="2.346cm" fo:padding-top="0.152cm" fo:padding-bottom="0.152cm" fo:padding-left="0.277cm" fo:padding-right="0.277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676cm" fo:padding-top="0.142cm" fo:padding-bottom="0.142cm" fo:padding-left="0.267cm" fo:padding-right="0.267cm" loext:decorative="false"/>
    </style:style>
    <style:style style:name="gr71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26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top" draw:auto-grow-height="false" fo:min-height="3.20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.281cm" fo:padding-top="0.142cm" fo:padding-bottom="0.142cm" fo:padding-left="0.267cm" fo:padding-right="0.267cm" loext:decorative="false"/>
    </style:style>
    <style:style style:name="gr74" style:family="graphic" style:parent-style-name="standard" style:list-style-name="L1">
      <style:graphic-properties svg:stroke-width="0.053cm" svg:stroke-color="#000000" draw:marker-start-width="0.28cm" draw:marker-end-width="0.28cm" svg:stroke-opacity="100%" draw:fill="solid" draw:fill-color="#ffffff" draw:opacity="100%" draw:textarea-horizontal-align="justify" draw:textarea-vertical-align="top" draw:auto-grow-height="false" fo:min-height="0.896cm" fo:min-width="0.216cm" fo:padding-top="0.152cm" fo:padding-bottom="0.152cm" fo:padding-left="0.277cm" fo:padding-right="0.277cm" style:writing-mode="lr-tb" loext:decorative="false"/>
      <style:paragraph-properties style:writing-mode="lr-tb"/>
    </style:style>
    <style:style style:name="gr75" style:family="graphic" style:parent-style-name="standard">
      <style:graphic-properties draw:fill="solid" draw:fill-color="#f6f9d4" draw:textarea-horizontal-align="justify" draw:textarea-vertical-align="middle" draw:auto-grow-height="false" fo:min-height="0.93cm" fo:min-width="1.67cm" loext:decorative="false"/>
      <style:paragraph-properties style:writing-mode="lr-tb"/>
    </style:style>
    <style:style style:name="gr76" style:family="graphic" style:parent-style-name="standard" style:list-style-name="L1">
      <style:graphic-properties svg:stroke-width="0.053cm" svg:stroke-color="#000000" draw:marker-start-width="0.28cm" draw:marker-end-width="0.28cm" svg:stroke-opacity="100%" draw:fill="solid" draw:fill-color="#ffffff" draw:opacity="10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77" style:family="graphic" style:parent-style-name="standard">
      <style:graphic-properties draw:fill="solid" draw:fill-color="#f6f9d4" draw:textarea-horizontal-align="justify" draw:textarea-vertical-align="middle" draw:auto-grow-height="false" fo:min-height="0.93cm" fo:min-width="1.26cm" loext:decorative="false"/>
      <style:paragraph-properties style:writing-mode="lr-tb"/>
    </style:style>
    <style:style style:name="gr78" style:family="graphic" style:parent-style-name="standard">
      <style:graphic-properties draw:fill="solid" draw:fill-color="#dee7e5" draw:textarea-horizontal-align="justify" draw:textarea-vertical-align="middle" draw:auto-grow-height="false" fo:min-height="2.47cm" fo:min-width="2.43cm" loext:decorative="false"/>
      <style:paragraph-properties style:writing-mode="lr-tb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solid" draw:fill-color="#dee6ef" draw:opacity="100%" draw:textarea-horizontal-align="justify" draw:textarea-vertical-align="middle" draw:auto-grow-height="false" fo:min-height="7.11cm" fo:min-width="0.312cm" fo:padding-top="0.151cm" fo:padding-bottom="0.151cm" fo:padding-left="0.276cm" fo:padding-right="0.276cm" loext:decorative="false"/>
      <style:paragraph-properties style:writing-mode="lr-tb"/>
    </style:style>
    <style:style style:name="gr80" style:family="graphic" style:parent-style-name="standard">
      <style:graphic-properties draw:stroke="solid" svg:stroke-width="0.018cm" svg:stroke-color="#5983b0" draw:marker-start-width="0.227cm" draw:marker-end-width="0.227cm" draw:fill="solid" draw:fill-color="#dee6ef" draw:opacity="100%" draw:textarea-horizontal-align="justify" draw:textarea-vertical-align="middle" draw:auto-grow-height="false" fo:min-height="0.426cm" fo:min-width="0.946cm" fo:padding-top="0.134cm" fo:padding-bottom="0.134cm" fo:padding-left="0.259cm" fo:padding-right="0.259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18cm" svg:stroke-color="#5983b0" draw:marker-start-width="0.227cm" draw:marker-end-width="0.227cm" draw:fill="solid" draw:fill-color="#dee6ef" draw:opacity="100%" draw:textarea-horizontal-align="justify" draw:textarea-vertical-align="middle" draw:auto-grow-height="false" fo:min-height="0.426cm" fo:min-width="0.996cm" fo:padding-top="0.134cm" fo:padding-bottom="0.134cm" fo:padding-left="0.259cm" fo:padding-right="0.259cm" loext:decorative="false"/>
      <style:paragraph-properties style:writing-mode="lr-tb"/>
    </style:style>
    <style:style style:name="gr8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83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1.826cm" fo:min-width="15.286cm" fo:padding-top="0.152cm" fo:padding-bottom="0.152cm" fo:padding-left="0.277cm" fo:padding-right="0.277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1.266cm" fo:min-width="5.956cm" fo:padding-top="0.152cm" fo:padding-bottom="0.152cm" fo:padding-left="0.277cm" fo:padding-right="0.277cm" style:writing-mode="lr-tb" loext:decorative="false"/>
      <style:paragraph-properties style:writing-mode="lr-tb"/>
    </style:style>
    <style:style style:name="gr85" style:family="graphic" style:parent-style-name="objectwithoutfill">
      <style:graphic-properties svg:stroke-width="0.028cm" svg:stroke-color="#000000" draw:marker-start-width="0.242cm" draw:marker-end="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86" style:family="graphic" style:parent-style-name="standard" style:list-style-name="L1">
      <style:graphic-properties svg:stroke-width="0.053cm" svg:stroke-color="#000000" draw:marker-start-width="0.28cm" draw:marker-end-width="0.28cm" svg:stroke-opacity="100%" draw:fill="solid" draw:fill-color="#ffffff" draw:opacity="100%" draw:textarea-horizontal-align="justify" draw:textarea-vertical-align="top" draw:auto-grow-height="false" fo:min-height="11.026cm" fo:min-width="0.336cm" fo:padding-top="0.152cm" fo:padding-bottom="0.152cm" fo:padding-left="0.277cm" fo:padding-right="0.277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svg:stroke-width="0.053cm" svg:stroke-color="#000000" draw:marker-start-width="0.28cm" draw:marker-end-width="0.28cm" svg:stroke-opacity="100%" draw:fill="solid" draw:fill-color="#ffffff" draw:opacity="100%" draw:textarea-horizontal-align="justify" draw:textarea-vertical-align="middle" draw:auto-grow-height="false" fo:min-height="0.426cm" fo:min-width="1.266cm" fo:padding-top="0.152cm" fo:padding-bottom="0.152cm" fo:padding-left="0.277cm" fo:padding-right="0.277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opacity="0%"/>
      <style:paragraph-properties fo:text-align="center" style:writing-mode="lr-tb"/>
    </style:style>
    <style:style style:name="P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3.59999990463257pt" style:font-size-asian="3.59999990463257pt" style:font-size-complex="3.59999990463257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style:paragraph-properties fo:margin-top="0.1cm" fo:margin-bottom="0cm" fo:text-align="center"/>
    </style:style>
    <style:style style:name="P11" style:family="paragraph">
      <loext:graphic-properties draw:fill="none"/>
      <style:paragraph-properties fo:margin-top="0.1cm" fo:margin-bottom="0cm" fo:text-align="center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  <style:text-properties fo:color="#127622" loext:opacity="100%"/>
    </style:style>
    <style:style style:name="P16" style:family="paragraph">
      <loext:graphic-properties draw:fill="none"/>
      <style:paragraph-properties fo:text-align="center"/>
      <style:text-properties fo:color="#127622" loext:opacity="100%" fo:font-size="9pt" style:font-size-asian="9pt" style:font-size-complex="9pt"/>
    </style:style>
    <style:style style:name="P17" style:family="paragraph">
      <loext:graphic-properties draw:fill="solid" draw:fill-color="#000000" draw:opacity="0%"/>
      <style:paragraph-properties fo:text-align="center"/>
      <style:text-properties fo:font-size="9pt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9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0" style:family="paragraph">
      <style:paragraph-properties fo:text-align="center"/>
      <style:text-properties fo:font-size="9pt"/>
    </style:style>
    <style:style style:name="P21" style:family="paragraph">
      <style:paragraph-properties fo:text-align="center"/>
      <style:text-properties fo:color="#127622" loext:opacity="100%" fo:font-size="9pt"/>
    </style:style>
    <style:style style:name="P2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3" style:family="paragraph">
      <style:text-properties fo:font-size="18pt"/>
    </style:style>
    <style:style style:name="P24" style:family="paragraph">
      <loext:graphic-properties draw:fill="none"/>
      <style:text-properties fo:font-size="18pt"/>
    </style:style>
    <style:style style:name="P25" style:family="paragraph">
      <style:paragraph-properties fo:text-align="center"/>
      <style:text-properties fo:color="#127622" loext:opacity="100%" fo:font-size="7pt"/>
    </style:style>
    <style:style style:name="P26" style:family="paragraph">
      <loext:graphic-properties draw:fill="solid" draw:fill-color="#f6f9d4"/>
      <style:paragraph-properties fo:text-align="center"/>
      <style:text-properties fo:color="#127622" loext:opacity="100%" fo:font-size="7pt" style:font-size-asian="7pt" style:font-size-complex="7pt"/>
    </style:style>
    <style:style style:name="P27" style:family="paragraph">
      <style:paragraph-properties fo:margin-top="0.42cm" fo:margin-bottom="0.35cm" fo:text-align="center"/>
      <style:text-properties fo:color="#127622" loext:opacity="100%" fo:font-size="10pt" style:font-size-asian="10pt" style:font-size-complex="10pt"/>
    </style:style>
    <style:style style:name="P28" style:family="paragraph">
      <loext:graphic-properties draw:fill="solid" draw:fill-color="#f6f9d4"/>
      <style:paragraph-properties fo:margin-top="0.42cm" fo:margin-bottom="0.35cm" fo:text-align="center"/>
      <style:text-properties fo:color="#127622" loext:opacity="100%" fo:font-size="10pt" style:font-size-asian="10pt" style:font-size-complex="10pt"/>
    </style:style>
    <style:style style:name="P29" style:family="paragraph">
      <loext:graphic-properties draw:fill="solid" draw:fill-color="#dee7e5"/>
      <style:paragraph-properties fo:text-align="center"/>
      <style:text-properties fo:color="#127622" loext:opacity="100%" fo:font-size="7pt" style:font-size-asian="7pt" style:font-size-complex="7pt"/>
    </style:style>
    <style:style style:name="P30" style:family="paragraph">
      <loext:graphic-properties draw:fill="solid" draw:fill-color="#dee6ef" draw:opacity="100%"/>
      <style:paragraph-properties fo:text-align="center"/>
      <style:text-properties fo:font-size="9pt" style:font-size-asian="9pt" style:font-size-complex="9pt"/>
    </style:style>
    <style:style style:name="P31" style:family="paragraph">
      <loext:graphic-properties draw:fill="solid" draw:fill-color="#dee6ef" draw:opacity="100%"/>
      <style:paragraph-properties fo:text-align="center"/>
      <style:text-properties fo:font-size="9pt" style:font-size-asian="6pt" style:font-size-complex="6pt"/>
    </style:style>
    <style:style style:name="P32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28pt" style:font-size-complex="28pt"/>
    </style:style>
    <style:style style:name="P3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4.90000009536743pt" style:font-size-asian="4.90000009536743pt" style:font-size-complex="4.9000000953674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3.59999990463257pt" style:font-size-asian="3.59999990463257pt" style:font-size-complex="3.59999990463257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2.90000009536743pt" style:font-size-asian="2.90000009536743pt" style:font-size-complex="2.90000009536743pt"/>
    </style:style>
    <style:style style:name="T7" style:family="text">
      <style:text-properties fo:font-size="5.40000009536743pt" style:font-size-asian="5.40000009536743pt" style:font-size-complex="5.40000009536743pt"/>
    </style:style>
    <style:style style:name="T8" style:family="text">
      <style:text-properties fo:color="#127622" loext:opacity="100%" fo:font-size="7pt" style:font-size-asian="7pt" style:font-size-complex="7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127622" loext:opacity="100%" fo:font-size="4pt" style:font-size-asian="4pt" style:font-size-complex="4pt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9cm" svg:height="4.2cm" svg:x="2.56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8cm" svg:height="7.41cm" svg:x="7.17cm" svg:y="3.73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9.36cm" svg:x2="7.2cm" svg:y2="9.36cm">
          <text:p/>
        </draw:line>
        <draw:line draw:style-name="gr3" draw:text-style-name="P4" draw:layer="layout" svg:x1="5.61cm" svg:y1="9.46cm" svg:x2="5.85cm" svg:y2="9.23cm">
          <text:p/>
        </draw:line>
        <draw:line draw:style-name="gr3" draw:text-style-name="P4" draw:layer="layout" svg:x1="5.71cm" svg:y1="7.01cm" svg:x2="5.95cm" svg:y2="6.78cm">
          <text:p/>
        </draw:line>
        <draw:frame draw:style-name="gr6" draw:text-style-name="P6" draw:layer="layout" svg:width="1.26cm" svg:height="0.663cm" svg:x="5.33cm" svg:y="6.317cm">
          <draw:text-box>
            <text:p><text:span text:style-name="T3">RGMII</text:span></text:p>
          </draw:text-box>
        </draw:frame>
        <draw:frame draw:style-name="gr6" draw:text-style-name="P6" draw:layer="layout" svg:width="1.26cm" svg:height="0.663cm" svg:x="5.21cm" svg:y="8.83cm">
          <draw:text-box>
            <text:p><text:span text:style-name="T3">RGMII</text:span></text:p>
          </draw:text-box>
        </draw:frame>
        <draw:custom-shape draw:style-name="gr4" draw:text-style-name="P2" draw:layer="layout" svg:width="1.76cm" svg:height="0.66cm" draw:transform="rotate (-1.5707963267949) translate (7.86cm 8.47cm)">
          <text:p text:style-name="P5"><text:span text:style-name="T1">ODD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4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7" draw:layer="layout" svg:width="2.88cm" svg:height="0.965cm" svg:x="7.06cm" svg:y="5.075cm">
          <draw:text-box>
            <text:p><text:span text:style-name="T4">(PHY RX CLK DOMAIN @125M)</text:span></text:p>
          </draw:text-box>
        </draw:frame>
        <draw:frame draw:style-name="gr10" draw:text-style-name="P8" draw:layer="layout" svg:width="4.31cm" svg:height="1.203cm" svg:x="9.36cm" svg:y="5.03cm">
          <draw:text-box>
            <text:p><text:span text:style-name="T2">(FABRIC CLK DOMAIN 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1" draw:text-style-name="P2" draw:layer="layout" svg:width="1.41cm" svg:height="3.78cm" svg:x="11.77cm" svg:y="6.13cm">
          <text:p text:style-name="P5"><text:span text:style-name="T1">DMA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2.66cm" svg:y1="9.95cm" svg:x2="12.66cm" svg:y2="11.07cm">
          <text:p/>
        </draw:line>
        <draw:line draw:style-name="gr8" draw:text-style-name="P4" draw:layer="layout" svg:x1="12.7cm" svg:y1="3.79cm" svg:x2="12.7cm" svg:y2="6.13cm">
          <text:p/>
        </draw:line>
        <draw:frame draw:style-name="gr10" draw:text-style-name="P8" draw:layer="layout" svg:width="4.31cm" svg:height="1.203cm" svg:x="12.75cm" svg:y="5.017cm">
          <draw:text-box>
            <text:p><text:span text:style-name="T2">(FABRIC CLK DOMAIN @25Mhz)</text:span></text:p>
          </draw:text-box>
        </draw:frame>
        <draw:custom-shape draw:style-name="gr12" draw:text-style-name="P2" draw:layer="layout" svg:width="1.94cm" svg:height="0.75cm" svg:x="14.36cm" svg:y="8.62cm">
          <text:p text:style-name="P5"><text:span text:style-name="T1">BRA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94cm" svg:height="1.24cm" svg:x="14.34cm" svg:y="6.27cm">
          <text:p text:style-name="P5"><text:span text:style-name="T1">HOLY 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4cm" svg:height="0.67cm" draw:transform="rotate (-1.5707963267949) translate (10.53cm 8.54cm)">
          <text:p text:style-name="P5"><text:span text:style-name="T1">FIFO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55cm" svg:y1="9.48cm" svg:x2="11.77cm" svg:y2="9.4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5">PARSER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0.91cm" svg:y1="6.83cm" svg:x2="11.76cm" svg:y2="6.83cm">
          <text:p/>
        </draw:line>
        <draw:custom-shape draw:style-name="gr15" draw:text-style-name="P2" draw:layer="layout" svg:width="1.94cm" svg:height="0.62cm" draw:transform="rotate (-1.5707963267949) translate (9.23cm 8.53cm)">
          <text:p text:style-name="P5"><text:span text:style-name="T5">SEND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21cm" svg:y1="9.48cm" svg:x2="9.82cm" svg:y2="9.48cm">
          <text:p/>
        </draw:line>
        <draw:line draw:style-name="gr17" draw:text-style-name="P4" draw:layer="layout" svg:x1="7.89cm" svg:y1="9.48cm" svg:x2="8.6cm" svg:y2="9.48cm">
          <text:p/>
        </draw:line>
        <draw:line draw:style-name="gr17" draw:text-style-name="P4" draw:layer="layout" svg:x1="13.18cm" svg:y1="6.87cm" svg:x2="14.33cm" svg:y2="6.87cm">
          <text:p/>
        </draw:line>
        <draw:line draw:style-name="gr18" draw:text-style-name="P4" draw:layer="layout" svg:x1="15.38cm" svg:y1="7.55cm" svg:x2="15.38cm" svg:y2="8.58cm">
          <text:p/>
        </draw:line>
        <draw:line draw:style-name="gr19" draw:text-style-name="P4" draw:layer="layout" svg:x1="13.19cm" svg:y1="8.97cm" svg:x2="14.34cm" svg:y2="8.97cm">
          <text:p/>
        </draw:line>
      </draw:page>
      <draw:page draw:name="page2" draw:style-name="dp1" draw:master-page-name="Standard">
        <draw:custom-shape draw:style-name="gr20" draw:text-style-name="P3" draw:layer="layout" svg:width="1.608cm" svg:height="1.9cm" svg:x="3.451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8.95cm" svg:height="6.24cm" svg:x="7.17cm" svg:y="3.73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51cm" svg:y1="6.9cm" svg:x2="7.2cm" svg:y2="6.9cm">
          <text:p/>
        </draw:line>
        <draw:custom-shape draw:style-name="gr4" draw:text-style-name="P2" draw:layer="layout" svg:width="1.76cm" svg:height="0.66cm" draw:transform="rotate (-1.5707963267949) translate (8.39cm 5.96cm)">
          <text:p text:style-name="P5"><text:span text:style-name="T1">IDD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7cm" svg:height="1.77cm" svg:x="7.15cm" svg:y="5.95cm">
          <text:p text:style-name="P5"><text:span text:style-name="T2">IDELAYE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96cm" svg:y1="7.01cm" svg:x2="6.19cm" svg:y2="6.78cm">
          <text:p/>
        </draw:line>
        <draw:frame draw:style-name="gr22" draw:text-style-name="P6" draw:layer="layout" svg:width="1.391cm" svg:height="0.727cm" svg:x="5.599cm" svg:y="6.32cm">
          <draw:text-box>
            <text:p><text:span text:style-name="T3">RGMII</text:span></text:p>
          </draw:text-box>
        </draw:frame>
        <draw:line draw:style-name="gr3" draw:text-style-name="P4" draw:layer="layout" svg:x1="5.051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7" draw:text-style-name="P2" draw:layer="layout" svg:width="1.94cm" svg:height="1.06cm" draw:transform="rotate (-1.5707963267949) translate (9.77cm 5.9cm)">
          <text:p text:style-name="P5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7" draw:layer="layout" svg:width="2.88cm" svg:height="0.965cm" svg:x="7.06cm" svg:y="5.075cm">
          <draw:text-box>
            <text:p><text:span text:style-name="T4">(PHY RX CLK DOMAIN @125M)</text:span></text:p>
          </draw:text-box>
        </draw:frame>
        <draw:frame draw:style-name="gr10" draw:text-style-name="P8" draw:layer="layout" svg:width="4.31cm" svg:height="1.203cm" svg:x="7.23cm" svg:y="4.617cm">
          <draw:text-box>
            <text:p><text:span text:style-name="T2">(FABRIC CLK DOMAIN 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15" draw:text-style-name="P2" draw:layer="layout" svg:width="1.94cm" svg:height="0.62cm" draw:transform="rotate (-1.5707963267949) translate (10.92cm 5.94cm)">
          <text:p text:style-name="P5"><text:span text:style-name="T3">ETH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0.91cm" svg:y1="6.83cm" svg:x2="11.34cm" svg:y2="6.83cm">
          <text:p/>
        </draw:line>
        <draw:line draw:style-name="gr3" draw:text-style-name="P4" draw:layer="layout" svg:x1="4.267cm" svg:y1="6.02cm" svg:x2="4.267cm" svg:y2="3.77cm">
          <text:p/>
        </draw:line>
        <draw:frame draw:style-name="gr24" draw:text-style-name="P9" draw:layer="layout" svg:width="2.715cm" svg:height="2.717cm" draw:transform="rotate (1.5707963267949) translate (3.59cm 6.105cm)">
          <draw:text-box>
            <text:p><text:span text:style-name="T1">1G Ethenet</text:span></text:p>
          </draw:text-box>
        </draw:frame>
        <draw:custom-shape draw:style-name="gr15" draw:text-style-name="P2" draw:layer="layout" svg:width="1.94cm" svg:height="0.62cm" draw:transform="rotate (-1.5707963267949) translate (11.96cm 5.92cm)">
          <text:p text:style-name="P5"><text:span text:style-name="T3">IPv4 PAR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4cm" svg:height="0.62cm" draw:transform="rotate (-1.5707963267949) translate (12.96cm 5.92cm)">
          <text:p text:style-name="P5"><text:span text:style-name="T3">UDP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1.96cm" svg:y1="6.83cm" svg:x2="12.34cm" svg:y2="6.83cm">
          <text:p/>
        </draw:line>
        <draw:custom-shape draw:style-name="gr25" draw:text-style-name="P2" draw:layer="layout" svg:width="1.94cm" svg:height="0.83cm" svg:x="13.37cm" svg:y="6.44cm">
          <text:p text:style-name="P5"><text:span text:style-name="T5">MoldUDP64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2.98cm" svg:y1="6.83cm" svg:x2="13.36cm" svg:y2="6.83cm">
          <text:p/>
        </draw:line>
        <draw:line draw:style-name="gr26" draw:text-style-name="P4" draw:layer="layout" svg:x1="14.3cm" svg:y1="6.42cm" svg:x2="14.3cm" svg:y2="5.9cm">
          <text:p/>
        </draw:line>
        <draw:line draw:style-name="gr27" draw:text-style-name="P4" draw:layer="layout" svg:x1="14.1cm" svg:y1="7.3cm" svg:x2="14.1cm" svg:y2="8.42cm">
          <text:p/>
        </draw:line>
        <draw:line draw:style-name="gr26" draw:text-style-name="P4" draw:layer="layout" svg:x1="14.66cm" svg:y1="5.9cm" svg:x2="14.3cm" svg:y2="5.9cm">
          <text:p/>
        </draw:line>
        <draw:frame draw:style-name="gr10" draw:text-style-name="P8" draw:layer="layout" svg:width="4.31cm" svg:height="1.203cm" svg:x="14.49cm" svg:y="5.697cm">
          <draw:text-box>
            <text:p><text:span text:style-name="T4">GAP ERROR</text:span></text:p>
          </draw:text-box>
        </draw:frame>
        <draw:custom-shape draw:style-name="gr28" draw:text-style-name="P2" draw:layer="layout" svg:width="1.94cm" svg:height="0.83cm" svg:x="13.43cm" svg:y="8.44cm">
          <text:p text:style-name="P5"><text:span text:style-name="T5">BOOKS (later)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45cm" svg:y1="7.29cm" svg:x2="14.45cm" svg:y2="8.41cm">
          <text:p/>
        </draw:line>
        <draw:frame draw:style-name="gr29" draw:text-style-name="P8" draw:layer="layout" svg:width="1.14cm" svg:height="0.391cm" draw:transform="rotate (1.5707963267949) translate (13.79cm 8.41cm)">
          <draw:text-box>
            <text:p><text:span text:style-name="T4">MSG_VAL</text:span></text:p>
          </draw:text-box>
        </draw:frame>
        <draw:frame draw:style-name="gr30" draw:text-style-name="P8" draw:layer="layout" svg:width="1.65cm" svg:height="0.531cm" draw:transform="rotate (1.5707963267949) translate (14.129cm 8.54cm)">
          <draw:text-box>
            <text:p><text:span text:style-name="T4">MSG_PAYLOAD</text:span></text:p>
          </draw:text-box>
        </draw:frame>
      </draw:page>
      <draw:page draw:name="page3" draw:style-name="dp1" draw:master-page-name="Standard">
        <draw:custom-shape draw:style-name="gr31" draw:text-style-name="P3" draw:layer="layout" svg:width="1.608cm" svg:height="1.9cm" svg:x="3.451cm" svg:y="6.02cm">
          <text:p text:style-name="P1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5cm" svg:height="7.77cm" svg:x="7.17cm" svg:y="4.38cm"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51cm" svg:y1="6.9cm" svg:x2="7.2cm" svg:y2="6.9cm">
          <text:p/>
        </draw:line>
        <draw:custom-shape draw:style-name="gr33" draw:text-style-name="P2" draw:layer="layout" svg:width="1.77cm" svg:height="0.66cm" draw:transform="rotate (-1.5707963267949) translate (8.39cm 5.95cm)">
          <text:p text:style-name="P5"><text:span text:style-name="T1">I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0.54cm" svg:height="1.77cm" svg:x="7.18cm" svg:y="5.95cm">
          <text:p text:style-name="P5"><text:span text:style-name="T2">IDELAY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996cm" svg:y1="7.01cm" svg:x2="6.19cm" svg:y2="6.78cm">
          <text:p/>
        </draw:line>
        <draw:frame draw:style-name="gr22" draw:text-style-name="P6" draw:layer="layout" svg:width="1.391cm" svg:height="0.727cm" svg:x="5.599cm" svg:y="6.32cm">
          <draw:text-box>
            <text:p><text:span text:style-name="T3">RGMII</text:span></text:p>
          </draw:text-box>
        </draw:frame>
        <draw:line draw:style-name="gr3" draw:text-style-name="P4" draw:layer="layout" svg:x1="5.051cm" svg:y1="6.9cm" svg:x2="7.2cm" svg:y2="6.9cm">
          <text:p/>
        </draw:line>
        <draw:line draw:style-name="gr3" draw:text-style-name="P4" draw:layer="layout" svg:x1="8.41cm" svg:y1="6.86cm" svg:x2="8.69cm" svg:y2="6.86cm">
          <text:p/>
        </draw:line>
        <draw:custom-shape draw:style-name="gr35" draw:text-style-name="P2" draw:layer="layout" svg:width="1.94cm" svg:height="1.06cm" draw:transform="rotate (-1.5707963267949) translate (9.77cm 5.9cm)">
          <text:p text:style-name="P5"><text:span text:style-name="T1">ASYNC FIF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16cm" svg:y1="5.07cm" svg:x2="9.29cm" svg:y2="5.07cm">
          <text:p/>
        </draw:line>
        <draw:line draw:style-name="gr8" draw:text-style-name="P4" draw:layer="layout" svg:x1="7.18cm" svg:y1="8.2cm" svg:x2="9.31cm" svg:y2="8.2cm">
          <text:p/>
        </draw:line>
        <draw:line draw:style-name="gr8" draw:text-style-name="P4" draw:layer="layout" svg:x1="9.31cm" svg:y1="7.88cm" svg:x2="9.31cm" svg:y2="8.2cm">
          <text:p/>
        </draw:line>
        <draw:line draw:style-name="gr8" draw:text-style-name="P4" draw:layer="layout" svg:x1="9.31cm" svg:y1="5.06cm" svg:x2="9.31cm" svg:y2="5.83cm">
          <text:p/>
        </draw:line>
        <draw:frame draw:style-name="gr9" draw:text-style-name="P7" draw:layer="layout" svg:width="2.88cm" svg:height="0.965cm" svg:x="7.06cm" svg:y="5.075cm">
          <draw:text-box>
            <text:p><text:span text:style-name="T4">(PHY RX CLK DOMAIN @125M)</text:span></text:p>
          </draw:text-box>
        </draw:frame>
        <draw:frame draw:style-name="gr10" draw:text-style-name="P8" draw:layer="layout" svg:width="4.31cm" svg:height="1.203cm" svg:x="7.23cm" svg:y="4.617cm">
          <draw:text-box>
            <text:p><text:span text:style-name="T2">(FABRIC CLK DOMAIN @125M)</text:span></text:p>
          </draw:text-box>
        </draw:frame>
        <draw:line draw:style-name="gr3" draw:text-style-name="P4" draw:layer="layout" svg:x1="9.78cm" svg:y1="6.8cm" svg:x2="10.33cm" svg:y2="6.8cm">
          <text:p/>
        </draw:line>
        <draw:custom-shape draw:style-name="gr36" draw:text-style-name="P2" draw:layer="layout" svg:width="1.94cm" svg:height="0.62cm" draw:transform="rotate (-1.5707963267949) translate (10.92cm 5.94cm)">
          <text:p text:style-name="P5"><text:span text:style-name="T3">ETH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0.91cm" svg:y1="6.83cm" svg:x2="11.34cm" svg:y2="6.83cm">
          <text:p/>
        </draw:line>
        <draw:line draw:style-name="gr3" draw:text-style-name="P4" draw:layer="layout" svg:x1="4.267cm" svg:y1="6.02cm" svg:x2="4.267cm" svg:y2="3.77cm">
          <text:p/>
        </draw:line>
        <draw:frame draw:style-name="gr24" draw:text-style-name="P9" draw:layer="layout" svg:width="2.715cm" svg:height="2.717cm" draw:transform="rotate (1.5707963267949) translate (3.59cm 6.105cm)">
          <draw:text-box>
            <text:p><text:span text:style-name="T1">Ethernet</text:span></text:p>
          </draw:text-box>
        </draw:frame>
        <draw:custom-shape draw:style-name="gr36" draw:text-style-name="P2" draw:layer="layout" svg:width="1.94cm" svg:height="0.62cm" draw:transform="rotate (-1.5707963267949) translate (11.96cm 5.92cm)">
          <text:p text:style-name="P5"><text:span text:style-name="T3">IPv4 PARSER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94cm" svg:height="0.62cm" draw:transform="rotate (-1.5707963267949) translate (12.96cm 5.92cm)">
          <text:p text:style-name="P5"><text:span text:style-name="T3">UDP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1.96cm" svg:y1="6.83cm" svg:x2="12.34cm" svg:y2="6.83cm">
          <text:p/>
        </draw:line>
        <draw:custom-shape draw:style-name="gr37" draw:text-style-name="P2" draw:layer="layout" svg:width="1.94cm" svg:height="0.83cm" svg:x="13.37cm" svg:y="6.44cm">
          <text:p text:style-name="P5"><text:span text:style-name="T5">MoldUDP64 PARSER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2.98cm" svg:y1="6.83cm" svg:x2="13.36cm" svg:y2="6.83cm">
          <text:p/>
        </draw:line>
        <draw:line draw:style-name="gr26" draw:text-style-name="P4" draw:layer="layout" svg:x1="14.3cm" svg:y1="6.42cm" svg:x2="14.3cm" svg:y2="5.9cm">
          <text:p/>
        </draw:line>
        <draw:line draw:style-name="gr26" draw:text-style-name="P4" draw:layer="layout" svg:x1="14.66cm" svg:y1="5.9cm" svg:x2="14.3cm" svg:y2="5.9cm">
          <text:p/>
        </draw:line>
        <draw:frame draw:style-name="gr10" draw:text-style-name="P8" draw:layer="layout" svg:width="4.31cm" svg:height="1.203cm" svg:x="14.49cm" svg:y="5.68cm">
          <draw:text-box>
            <text:p><text:span text:style-name="T4">GAP ERROR</text:span></text:p>
          </draw:text-box>
        </draw:frame>
        <draw:custom-shape draw:style-name="gr38" draw:text-style-name="P2" draw:layer="layout" svg:width="1.58cm" svg:height="3.04cm" svg:x="13.71cm" svg:y="8.53cm">
          <text:p text:style-name="P5"><text:span text:style-name="T5">ITCH PARSER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14.495cm" svg:y1="8.53cm" svg:x2="14.495cm" svg:y2="7.29cm">
          <text:p/>
        </draw:line>
        <draw:custom-shape draw:style-name="gr40" draw:text-style-name="P2" draw:layer="layout" svg:width="2.23cm" svg:height="2.55cm" svg:x="10.34cm" svg:y="8.92cm">
          <text:p text:style-name="P5"><text:span text:style-name="T5">ORDERS[ ref ]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66cm" svg:height="1.54cm" svg:x="10.62cm" svg:y="9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42" draw:text-style-name="P11" draw:layer="layout" svg:x1="12.57cm" svg:y1="9.85cm" svg:x2="13.72cm" svg:y2="9.85cm">
          <text:p text:style-name="P10"><text:span text:style-name="T6">REF (address)</text:span></text:p>
        </draw:line>
        <draw:line draw:style-name="gr42" draw:text-style-name="P11" draw:layer="layout" svg:x1="12.56cm" svg:y1="10.06cm" svg:x2="13.71cm" svg:y2="10.06cm">
          <text:p text:style-name="P10"><text:span text:style-name="T6">Action type</text:span></text:p>
        </draw:line>
        <draw:line draw:style-name="gr42" draw:text-style-name="P11" draw:layer="layout" svg:x1="12.56cm" svg:y1="10.26cm" svg:x2="13.71cm" svg:y2="10.26cm">
          <text:p text:style-name="P10"><text:span text:style-name="T6">Fields (side, price, qty)</text:span></text:p>
        </draw:line>
        <draw:custom-shape draw:style-name="gr43" draw:text-style-name="P2" draw:layer="layout" svg:width="1.67cm" svg:height="2.55cm" svg:x="7.67cm" svg:y="8.9cm">
          <text:p text:style-name="P5"><text:span text:style-name="T7">Ladder [ price ]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.02cm" svg:height="1.34cm" svg:x="8.01cm" svg:y="9.71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42" draw:text-style-name="P11" draw:layer="layout" svg:x1="9.319cm" svg:y1="9.845cm" svg:x2="10.33cm" svg:y2="9.845cm">
          <text:p text:style-name="P10"><text:span text:style-name="T6">Price (address)</text:span></text:p>
        </draw:line>
        <draw:line draw:style-name="gr42" draw:text-style-name="P11" draw:layer="layout" svg:x1="9.34cm" svg:y1="10.029cm" svg:x2="10.321cm" svg:y2="10.029cm">
          <text:p text:style-name="P10"><text:span text:style-name="T6">Add/Remove</text:span></text:p>
        </draw:line>
        <draw:line draw:style-name="gr42" draw:text-style-name="P11" draw:layer="layout" svg:x1="9.36cm" svg:y1="10.205cm" svg:x2="10.32cm" svg:y2="10.205cm">
          <text:p text:style-name="P10"><text:span text:style-name="T6">qty</text:span></text:p>
        </draw:line>
        <draw:line draw:style-name="gr42" draw:text-style-name="P11" draw:layer="layout" svg:x1="12.57cm" svg:y1="9.597cm" svg:x2="13.72cm" svg:y2="9.597cm">
          <text:p text:style-name="P10"><text:span text:style-name="T6">Valid</text:span></text:p>
        </draw:line>
        <draw:line draw:style-name="gr42" draw:text-style-name="P11" draw:layer="layout" svg:x1="9.36cm" svg:y1="9.656cm" svg:x2="10.32cm" svg:y2="9.656cm">
          <text:p text:style-name="P10"><text:span text:style-name="T6">Valid</text:span></text:p>
        </draw:line>
      </draw:page>
      <draw:page draw:name="page4" draw:style-name="dp1" draw:master-page-name="Standard">
        <draw:custom-shape draw:style-name="gr45" draw:text-style-name="P3" draw:layer="layout" svg:width="0.89cm" svg:height="9.24cm" svg:x="12.43cm" svg:y="3.03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9cm" svg:height="5.53cm" svg:x="16.88cm" svg:y="4.64cm">
          <text:p text:style-name="P1"><text:span text:style-name="T1">RAM WRITE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2.4cm" svg:y1="4.33cm" svg:x2="2.47cm" svg:y2="4.33cm">
          <text:p/>
        </draw:line>
        <draw:line draw:style-name="gr26" draw:text-style-name="P4" draw:layer="layout" svg:x1="4cm" svg:y1="5.43cm" svg:x2="2.47cm" svg:y2="5.43cm">
          <text:p/>
        </draw:line>
        <draw:line draw:style-name="gr26" draw:text-style-name="P4" draw:layer="layout" svg:x1="4cm" svg:y1="6.63cm" svg:x2="2.47cm" svg:y2="6.63cm">
          <text:p/>
        </draw:line>
        <draw:line draw:style-name="gr26" draw:text-style-name="P4" draw:layer="layout" svg:x1="12.44cm" svg:y1="11.23cm" svg:x2="2.47cm" svg:y2="11.23cm">
          <text:p/>
        </draw:line>
        <draw:frame draw:style-name="gr47" draw:text-style-name="P13" draw:layer="layout" svg:width="1.54cm" svg:height="0.67cm" svg:x="2.15cm" svg:y="3.78cm">
          <draw:text-box>
            <text:p text:style-name="P5"><text:span text:style-name="T5">VALID</text:span></text:p>
          </draw:text-box>
        </draw:frame>
        <draw:frame draw:style-name="gr47" draw:text-style-name="P13" draw:layer="layout" svg:width="2cm" svg:height="0.67cm" svg:x="1.85cm" svg:y="4.98cm">
          <draw:text-box>
            <text:p text:style-name="P5"><text:span text:style-name="T5">REF</text:span></text:p>
          </draw:text-box>
        </draw:frame>
        <draw:frame draw:style-name="gr48" draw:text-style-name="P13" draw:layer="layout" svg:width="1.63cm" svg:height="0.801cm" svg:x="2.35cm" svg:y="6.08cm">
          <draw:text-box>
            <text:p text:style-name="P5"><text:span text:style-name="T5">NEWREF</text:span></text:p>
          </draw:text-box>
        </draw:frame>
        <draw:line draw:style-name="gr26" draw:text-style-name="P4" draw:layer="layout" svg:x1="15.86cm" svg:y1="4.33cm" svg:x2="13.31cm" svg:y2="4.33cm">
          <text:p/>
        </draw:line>
        <draw:line draw:style-name="gr26" draw:text-style-name="P4" draw:layer="layout" svg:x1="15.86cm" svg:y1="4.33cm" svg:x2="15.86cm" svg:y2="5.81cm">
          <text:p/>
        </draw:line>
        <draw:line draw:style-name="gr26" draw:text-style-name="P4" draw:layer="layout" svg:x1="16.87cm" svg:y1="5.81cm" svg:x2="15.86cm" svg:y2="5.81cm">
          <text:p/>
        </draw:line>
        <draw:custom-shape draw:style-name="gr49" draw:text-style-name="P3" draw:layer="layout" svg:width="0.89cm" svg:height="9.2cm" svg:x="1.59cm" svg:y="3.0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frame draw:style-name="gr48" draw:text-style-name="P13" draw:layer="layout" svg:width="1.63cm" svg:height="0.801cm" svg:x="2.15cm" svg:y="10.669cm">
          <draw:text-box>
            <text:p text:style-name="P5"><text:span text:style-name="T5">Q/P/B</text:span></text:p>
          </draw:text-box>
        </draw:frame>
        <draw:frame draw:style-name="gr48" draw:text-style-name="P13" draw:layer="layout" svg:width="1.63cm" svg:height="0.801cm" svg:x="2.35cm" svg:y="6.081cm">
          <draw:text-box>
            <text:p text:style-name="P5"><text:span text:style-name="T5">NEWREF</text:span></text:p>
          </draw:text-box>
        </draw:frame>
        <draw:frame draw:style-name="gr47" draw:text-style-name="P13" draw:layer="layout" svg:width="1.54cm" svg:height="0.67cm" svg:x="16.54cm" svg:y="5.53cm">
          <draw:text-box>
            <text:p text:style-name="P5"><text:span text:style-name="T5">WE</text:span></text:p>
          </draw:text-box>
        </draw:frame>
        <draw:custom-shape draw:style-name="gr50" draw:text-style-name="P3" draw:layer="layout" svg:width="2.21cm" svg:height="1.12cm" draw:transform="rotate (1.5707963267949) translate (3.98cm 7.18cm)">
          <text:p text:style-name="P1"><text:span text:style-name="T1">ADDR CONV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2.4cm" svg:y1="5.42cm" svg:x2="5.1cm" svg:y2="5.42cm">
          <text:p/>
        </draw:line>
        <draw:frame draw:style-name="gr47" draw:text-style-name="P13" draw:layer="layout" svg:width="2cm" svg:height="0.67cm" svg:x="4.34cm" svg:y="4.95cm">
          <draw:text-box>
            <text:p text:style-name="P5"><text:span text:style-name="T5">A</text:span></text:p>
          </draw:text-box>
        </draw:frame>
        <draw:line draw:style-name="gr26" draw:text-style-name="P4" draw:layer="layout" svg:x1="25.04cm" svg:y1="4.34cm" svg:x2="15.86cm" svg:y2="4.34cm">
          <text:p/>
        </draw:line>
        <draw:frame draw:style-name="gr47" draw:text-style-name="P13" draw:layer="layout" svg:width="1.54cm" svg:height="0.67cm" svg:x="23.72cm" svg:y="3.73cm">
          <draw:text-box>
            <text:p text:style-name="P5"><text:span text:style-name="T5">VALID</text:span></text:p>
          </draw:text-box>
        </draw:frame>
        <draw:line draw:style-name="gr26" draw:text-style-name="P4" draw:layer="layout" svg:x1="15.16cm" svg:y1="5.45cm" svg:x2="13.34cm" svg:y2="5.45cm">
          <text:p/>
        </draw:line>
        <draw:line draw:style-name="gr26" draw:text-style-name="P4" draw:layer="layout" svg:x1="15.16cm" svg:y1="5.43cm" svg:x2="15.16cm" svg:y2="6.91cm">
          <text:p/>
        </draw:line>
        <draw:line draw:style-name="gr26" draw:text-style-name="P4" draw:layer="layout" svg:x1="16.9cm" svg:y1="6.9cm" svg:x2="15.15cm" svg:y2="6.9cm">
          <text:p/>
        </draw:line>
        <draw:frame draw:style-name="gr47" draw:text-style-name="P13" draw:layer="layout" svg:width="1.54cm" svg:height="0.67cm" svg:x="16.65cm" svg:y="6.63cm">
          <draw:text-box>
            <text:p text:style-name="P5"><text:span text:style-name="T5">ADDR</text:span></text:p>
          </draw:text-box>
        </draw:frame>
        <draw:line draw:style-name="gr26" draw:text-style-name="P4" draw:layer="layout" svg:x1="25.06cm" svg:y1="11.26cm" svg:x2="13.35cm" svg:y2="11.26cm">
          <text:p/>
        </draw:line>
        <draw:frame draw:style-name="gr47" draw:text-style-name="P13" draw:layer="layout" svg:width="1.54cm" svg:height="0.67cm" svg:x="23.8cm" svg:y="10.73cm">
          <draw:text-box>
            <text:p text:style-name="P5"><text:span text:style-name="T5">Q/P/B</text:span></text:p>
          </draw:text-box>
        </draw:frame>
      </draw:page>
      <draw:page draw:name="page5" draw:style-name="dp1" draw:master-page-name="Standard">
        <draw:custom-shape draw:style-name="gr51" draw:text-style-name="P3" draw:layer="layout" svg:width="0.89cm" svg:height="11.33cm" svg:x="15.03cm" svg:y="4.4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2.9cm" svg:height="5.53cm" svg:x="22.48cm" svg:y="6.64cm">
          <text:p text:style-name="P1"><text:span text:style-name="T1">RAM WRITE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5cm" svg:y1="6.33cm" svg:x2="5.07cm" svg:y2="6.33cm">
          <text:p/>
        </draw:line>
        <draw:line draw:style-name="gr26" draw:text-style-name="P4" draw:layer="layout" svg:x1="6.6cm" svg:y1="7.43cm" svg:x2="5.07cm" svg:y2="7.43cm">
          <text:p/>
        </draw:line>
        <draw:line draw:style-name="gr23" draw:text-style-name="P4" draw:layer="layout" svg:x1="15.04cm" svg:y1="13.23cm" svg:x2="5.07cm" svg:y2="13.23cm">
          <text:p/>
        </draw:line>
        <draw:frame draw:style-name="gr47" draw:text-style-name="P13" draw:layer="layout" svg:width="1.54cm" svg:height="0.67cm" svg:x="4.75cm" svg:y="5.78cm">
          <draw:text-box>
            <text:p text:style-name="P5"><text:span text:style-name="T5">VALID</text:span></text:p>
          </draw:text-box>
        </draw:frame>
        <draw:frame draw:style-name="gr47" draw:text-style-name="P13" draw:layer="layout" svg:width="2cm" svg:height="0.67cm" svg:x="4.45cm" svg:y="6.98cm">
          <draw:text-box>
            <text:p text:style-name="P5"><text:span text:style-name="T5">REF</text:span></text:p>
          </draw:text-box>
        </draw:frame>
        <draw:line draw:style-name="gr26" draw:text-style-name="P4" draw:layer="layout" svg:x1="18.47cm" svg:y1="6.34cm" svg:x2="15.92cm" svg:y2="6.34cm">
          <text:p/>
        </draw:line>
        <draw:line draw:style-name="gr26" draw:text-style-name="P4" draw:layer="layout" svg:x1="18.46cm" svg:y1="6.33cm" svg:x2="18.46cm" svg:y2="7.61cm">
          <text:p/>
        </draw:line>
        <draw:line draw:style-name="gr26" draw:text-style-name="P4" draw:layer="layout" svg:x1="22.49cm" svg:y1="7.73cm" svg:x2="22.22cm" svg:y2="7.73cm">
          <text:p/>
        </draw:line>
        <draw:custom-shape draw:style-name="gr53" draw:text-style-name="P3" draw:layer="layout" svg:width="0.89cm" svg:height="11.33cm" svg:x="4.19cm" svg:y="4.4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frame draw:style-name="gr48" draw:text-style-name="P13" draw:layer="layout" svg:width="1.63cm" svg:height="0.801cm" svg:x="4.75cm" svg:y="12.669cm">
          <draw:text-box>
            <text:p text:style-name="P5"><text:span text:style-name="T5">Q/P/B</text:span></text:p>
          </draw:text-box>
        </draw:frame>
        <draw:frame draw:style-name="gr47" draw:text-style-name="P13" draw:layer="layout" svg:width="1.54cm" svg:height="0.67cm" svg:x="22.11cm" svg:y="7.48cm">
          <draw:text-box>
            <text:p text:style-name="P5"><text:span text:style-name="T5">WE</text:span></text:p>
          </draw:text-box>
        </draw:frame>
        <draw:custom-shape draw:style-name="gr54" draw:text-style-name="P3" draw:layer="layout" svg:width="2.21cm" svg:height="1.12cm" draw:transform="rotate (1.5707963267949) translate (6.58cm 9.18cm)">
          <text:p text:style-name="P1"><text:span text:style-name="T1">ADDR CONV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5cm" svg:y1="7.42cm" svg:x2="7.7cm" svg:y2="7.42cm">
          <text:p/>
        </draw:line>
        <draw:frame draw:style-name="gr47" draw:text-style-name="P13" draw:layer="layout" svg:width="2cm" svg:height="0.67cm" svg:x="6.94cm" svg:y="6.95cm">
          <draw:text-box>
            <text:p text:style-name="P5"><text:span text:style-name="T5">A</text:span></text:p>
          </draw:text-box>
        </draw:frame>
        <draw:line draw:style-name="gr26" draw:text-style-name="P4" draw:layer="layout" svg:x1="28.01cm" svg:y1="6.34cm" svg:x2="18.46cm" svg:y2="6.34cm">
          <text:p/>
        </draw:line>
        <draw:frame draw:style-name="gr47" draw:text-style-name="P13" draw:layer="layout" svg:width="1.54cm" svg:height="0.67cm" svg:x="26.12cm" svg:y="5.83cm">
          <draw:text-box>
            <text:p text:style-name="P5"><text:span text:style-name="T5">VALID</text:span></text:p>
          </draw:text-box>
        </draw:frame>
        <draw:line draw:style-name="gr26" draw:text-style-name="P4" draw:layer="layout" svg:x1="17.76cm" svg:y1="7.45cm" svg:x2="15.94cm" svg:y2="7.45cm">
          <text:p/>
        </draw:line>
        <draw:line draw:style-name="gr26" draw:text-style-name="P4" draw:layer="layout" svg:x1="17.76cm" svg:y1="7.43cm" svg:x2="17.76cm" svg:y2="8.91cm">
          <text:p/>
        </draw:line>
        <draw:line draw:style-name="gr26" draw:text-style-name="P4" draw:layer="layout" svg:x1="22.46cm" svg:y1="8.9cm" svg:x2="17.75cm" svg:y2="8.9cm">
          <text:p/>
        </draw:line>
        <draw:frame draw:style-name="gr47" draw:text-style-name="P13" draw:layer="layout" svg:width="1.54cm" svg:height="0.67cm" svg:x="22.25cm" svg:y="8.63cm">
          <draw:text-box>
            <text:p text:style-name="P5"><text:span text:style-name="T5">ADDR</text:span></text:p>
          </draw:text-box>
        </draw:frame>
        <draw:line draw:style-name="gr23" draw:text-style-name="P4" draw:layer="layout" svg:x1="25.96cm" svg:y1="13.26cm" svg:x2="15.95cm" svg:y2="13.26cm">
          <text:p/>
        </draw:line>
        <draw:frame draw:style-name="gr47" draw:text-style-name="P13" draw:layer="layout" svg:width="1.54cm" svg:height="0.67cm" svg:x="26.11cm" svg:y="12.69cm">
          <draw:text-box>
            <text:p text:style-name="P5"><text:span text:style-name="T5">Q/P</text:span></text:p>
          </draw:text-box>
        </draw:frame>
        <draw:custom-shape draw:style-name="gr55" draw:text-style-name="P3" draw:layer="layout" svg:width="2.9cm" svg:height="4.2cm" svg:x="10.37cm" svg:y="8cm">
          <text:p text:style-name="P1"><text:span text:style-name="T1">RAM READ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8.64cm" svg:y1="6.35cm" svg:x2="8.64cm" svg:y2="9.24cm">
          <text:p/>
        </draw:line>
        <draw:line draw:style-name="gr26" draw:text-style-name="P4" draw:layer="layout" svg:x1="9.48cm" svg:y1="9.24cm" svg:x2="8.64cm" svg:y2="9.24cm">
          <text:p/>
        </draw:line>
        <draw:custom-shape draw:style-name="gr56" draw:text-style-name="P14" draw:layer="layout" svg:width="0.18cm" svg:height="0.18cm" svg:x="8.5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1.54cm" svg:height="0.67cm" svg:x="9.97cm" svg:y="8.82cm">
          <draw:text-box>
            <text:p text:style-name="P5"><text:span text:style-name="T5">RE</text:span></text:p>
          </draw:text-box>
        </draw:frame>
        <draw:line draw:style-name="gr26" draw:text-style-name="P4" draw:layer="layout" svg:x1="8.24cm" svg:y1="7.45cm" svg:x2="8.24cm" svg:y2="10.14cm">
          <text:p/>
        </draw:line>
        <draw:custom-shape draw:style-name="gr56" draw:text-style-name="P14" draw:layer="layout" svg:width="0.18cm" svg:height="0.18cm" svg:x="8.151cm" svg:y="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0.34cm" svg:y1="10.14cm" svg:x2="8.24cm" svg:y2="10.14cm">
          <text:p/>
        </draw:line>
        <draw:frame draw:style-name="gr47" draw:text-style-name="P13" draw:layer="layout" svg:width="1.54cm" svg:height="0.67cm" svg:x="10.07cm" svg:y="9.92cm">
          <draw:text-box>
            <text:p text:style-name="P5"><text:span text:style-name="T5">ADDR</text:span></text:p>
          </draw:text-box>
        </draw:frame>
        <draw:line draw:style-name="gr23" draw:text-style-name="P4" draw:layer="layout" svg:x1="15cm" svg:y1="11.19cm" svg:x2="13.27cm" svg:y2="11.19cm">
          <text:p/>
        </draw:line>
        <draw:frame draw:style-name="gr48" draw:text-style-name="P13" draw:layer="layout" svg:width="1.63cm" svg:height="0.801cm" svg:x="12.98cm" svg:y="10.669cm">
          <draw:text-box>
            <text:p text:style-name="P5"><text:span text:style-name="T5">Q/P/B</text:span></text:p>
          </draw:text-box>
        </draw:frame>
        <draw:line draw:style-name="gr23" draw:text-style-name="P4" draw:layer="layout" svg:x1="16.84cm" svg:y1="11.19cm" svg:x2="15.94cm" svg:y2="11.19cm">
          <text:p/>
        </draw:line>
        <draw:line draw:style-name="gr23" draw:text-style-name="P4" draw:layer="layout" svg:x1="16.845cm" svg:y1="12.57cm" svg:x2="16.845cm" svg:y2="11.19cm">
          <text:p/>
        </draw:line>
        <draw:line draw:style-name="gr23" draw:text-style-name="P4" draw:layer="layout" svg:x1="16.845cm" svg:y1="12.56cm" svg:x2="25.96cm" svg:y2="12.568cm">
          <text:p/>
        </draw:line>
        <draw:custom-shape draw:style-name="gr57" draw:text-style-name="P12" draw:layer="layout" svg:width="1.93cm" svg:height="0.46cm" draw:transform="rotate (1.5707963267949) translate (25.96cm 14.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23" draw:text-style-name="P4" draw:layer="layout" svg:x1="28.03cm" svg:y1="13.2cm" svg:x2="26.44cm" svg:y2="13.2cm">
          <text:p/>
        </draw:line>
        <draw:line draw:style-name="gr58" draw:text-style-name="P4" draw:layer="layout" svg:x1="15cm" svg:y1="14.73cm" svg:x2="5.07cm" svg:y2="14.73cm">
          <text:p/>
        </draw:line>
        <draw:line draw:style-name="gr58" draw:text-style-name="P4" draw:layer="layout" svg:x1="28.04cm" svg:y1="14.73cm" svg:x2="15.96cm" svg:y2="14.73cm">
          <text:p/>
        </draw:line>
        <draw:line draw:style-name="gr58" draw:text-style-name="P4" draw:layer="layout" svg:x1="26.22cm" svg:y1="14.73cm" svg:x2="26.22cm" svg:y2="13.88cm">
          <text:p/>
        </draw:line>
        <draw:frame draw:style-name="gr48" draw:text-style-name="P16" draw:layer="layout" svg:width="1.63cm" svg:height="0.801cm" svg:x="5.01cm" svg:y="14.179cm">
          <draw:text-box>
            <text:p text:style-name="P15"><text:span text:style-name="T8">OP CODE</text:span></text:p>
          </draw:text-box>
        </draw:frame>
        <draw:frame draw:style-name="gr48" draw:text-style-name="P16" draw:layer="layout" svg:width="1.63cm" svg:height="0.801cm" svg:x="15.88cm" svg:y="14.18cm">
          <draw:text-box>
            <text:p text:style-name="P15"><text:span text:style-name="T8">OP CODE</text:span></text:p>
          </draw:text-box>
        </draw:frame>
        <draw:line draw:style-name="gr23" draw:text-style-name="P4" draw:layer="layout" svg:x1="18.1cm" svg:y1="10.48cm" svg:x2="18.09cm" svg:y2="13.26cm">
          <text:p/>
        </draw:line>
        <draw:line draw:style-name="gr23" draw:text-style-name="P4" draw:layer="layout" svg:x1="19.47cm" svg:y1="10.49cm" svg:x2="18.09cm" svg:y2="10.49cm">
          <text:p/>
        </draw:line>
        <draw:custom-shape draw:style-name="gr56" draw:text-style-name="P14" draw:layer="layout" svg:width="0.18cm" svg:height="0.18cm" svg:x="18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1.54cm" svg:height="0.67cm" svg:x="22.25cm" svg:y="10.63cm">
          <draw:text-box>
            <text:p text:style-name="P5"><text:span text:style-name="T5">DATA</text:span></text:p>
          </draw:text-box>
        </draw:frame>
        <draw:line draw:style-name="gr58" draw:text-style-name="P4" draw:layer="layout" svg:x1="15.014cm" svg:y1="5.431cm" svg:x2="5.084cm" svg:y2="5.431cm">
          <text:p/>
        </draw:line>
        <draw:frame draw:style-name="gr48" draw:text-style-name="P16" draw:layer="layout" svg:width="1.63cm" svg:height="0.801cm" svg:x="5.024cm" svg:y="4.88cm">
          <draw:text-box>
            <text:p text:style-name="P15"><text:span text:style-name="T8">OP CODE</text:span></text:p>
          </draw:text-box>
        </draw:frame>
        <draw:ellipse draw:style-name="gr59" draw:text-style-name="P5" draw:layer="layout" svg:width="0.434cm" svg:height="0.475cm" draw:transform="rotate (-3.14159265358979) translate (9.92cm 9.365cm)" draw:kind="arc" draw:start-angle="90.87" draw:end-angle="269.2">
          <text:p/>
        </draw:ellipse>
        <draw:line draw:style-name="gr26" draw:text-style-name="P4" draw:layer="layout" svg:x1="9.717cm" svg:y1="8.885cm" svg:x2="9.49cm" svg:y2="8.885cm">
          <text:p/>
        </draw:line>
        <draw:line draw:style-name="gr26" draw:text-style-name="P4" draw:layer="layout" svg:x1="9.717cm" svg:y1="9.365cm" svg:x2="9.49cm" svg:y2="9.365cm">
          <text:p/>
        </draw:line>
        <draw:line draw:style-name="gr26" draw:text-style-name="P4" draw:layer="layout" svg:x1="9.49cm" svg:y1="9.37cm" svg:x2="9.49cm" svg:y2="8.885cm">
          <text:p/>
        </draw:line>
        <draw:line draw:style-name="gr58" draw:text-style-name="P4" draw:layer="layout" svg:x1="8.86cm" svg:y1="9.01cm" svg:x2="9.48cm" svg:y2="9.01cm">
          <text:p/>
        </draw:line>
        <draw:line draw:style-name="gr58" draw:text-style-name="P4" draw:layer="layout" svg:x1="8.86cm" svg:y1="9.01cm" svg:x2="8.86cm" svg:y2="5.44cm">
          <text:p/>
        </draw:line>
        <draw:line draw:style-name="gr26" draw:text-style-name="P4" draw:layer="layout" svg:x1="10.37cm" svg:y1="9.11cm" svg:x2="9.92cm" svg:y2="9.11cm">
          <text:p/>
        </draw:line>
        <draw:ellipse draw:style-name="gr59" draw:text-style-name="P5" draw:layer="layout" svg:width="0.434cm" svg:height="0.379cm" draw:transform="rotate (-3.14159265358979) translate (22.216cm 7.916cm)" draw:kind="arc" draw:start-angle="90.87" draw:end-angle="269.2">
          <text:p/>
        </draw:ellipse>
        <draw:line draw:style-name="gr26" draw:text-style-name="P4" draw:layer="layout" svg:x1="22.013cm" svg:y1="7.534cm" svg:x2="21.786cm" svg:y2="7.534cm">
          <text:p/>
        </draw:line>
        <draw:line draw:style-name="gr26" draw:text-style-name="P4" draw:layer="layout" svg:x1="22.013cm" svg:y1="7.916cm" svg:x2="21.786cm" svg:y2="7.916cm">
          <text:p/>
        </draw:line>
        <draw:line draw:style-name="gr26" draw:text-style-name="P4" draw:layer="layout" svg:x1="21.786cm" svg:y1="7.92cm" svg:x2="21.786cm" svg:y2="7.534cm">
          <text:p/>
        </draw:line>
        <draw:line draw:style-name="gr58" draw:text-style-name="P4" draw:layer="layout" svg:x1="18.156cm" svg:y1="7.811cm" svg:x2="21.78cm" svg:y2="7.811cm">
          <text:p/>
        </draw:line>
        <draw:line draw:style-name="gr58" draw:text-style-name="P4" draw:layer="layout" svg:x1="18.156cm" svg:y1="7.83cm" svg:x2="18.156cm" svg:y2="5.434cm">
          <text:p/>
        </draw:line>
        <draw:line draw:style-name="gr26" draw:text-style-name="P4" draw:layer="layout" svg:x1="21.78cm" svg:y1="7.62cm" svg:x2="18.47cm" svg:y2="7.62cm">
          <text:p/>
        </draw:line>
        <draw:line draw:style-name="gr58" draw:text-style-name="P4" draw:layer="layout" svg:x1="18.17cm" svg:y1="5.43cm" svg:x2="15.93cm" svg:y2="5.43cm">
          <text:p/>
        </draw:line>
        <draw:frame draw:style-name="gr48" draw:text-style-name="P16" draw:layer="layout" svg:width="2.53cm" svg:height="0.801cm" svg:x="25.8cm" svg:y="14.259cm">
          <draw:text-box>
            <text:p text:style-name="P15"><text:span text:style-name="T5">ADD+ / REM-</text:span></text:p>
          </draw:text-box>
        </draw:frame>
        <draw:custom-shape draw:style-name="gr56" draw:text-style-name="P14" draw:layer="layout" svg:width="0.18cm" svg:height="0.18cm" svg:x="18.64cm" svg:y="1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8.729cm" svg:y1="10.84cm" svg:x2="18.724cm" svg:y2="12.55cm">
          <text:p/>
        </draw:line>
        <draw:line draw:style-name="gr23" draw:text-style-name="P4" draw:layer="layout" svg:x1="19.47cm" svg:y1="10.84cm" svg:x2="18.72cm" svg:y2="10.84cm">
          <text:p/>
        </draw:line>
        <draw:line draw:style-name="gr60" draw:text-style-name="P4" draw:layer="layout" svg:x1="19.48cm" svg:y1="10.02cm" svg:x2="19.48cm" svg:y2="10.552cm">
          <text:p/>
        </draw:line>
        <draw:line draw:style-name="gr60" draw:text-style-name="P4" draw:layer="layout" svg:x1="19.48cm" svg:y1="10.758cm" svg:x2="19.48cm" svg:y2="11.29cm">
          <text:p/>
        </draw:line>
        <draw:line draw:style-name="gr60" draw:text-style-name="P4" draw:layer="layout" svg:x1="19.48cm" svg:y1="10.02cm" svg:x2="19.98cm" svg:y2="10.363cm">
          <text:p/>
        </draw:line>
        <draw:line draw:style-name="gr60" draw:text-style-name="P4" draw:layer="layout" svg:x1="19.48cm" svg:y1="11.29cm" svg:x2="19.98cm" svg:y2="11.05cm">
          <text:p/>
        </draw:line>
        <draw:line draw:style-name="gr60" draw:text-style-name="P4" draw:layer="layout" svg:x1="19.97cm" svg:y1="10.349cm" svg:x2="19.97cm" svg:y2="11.07cm">
          <text:p/>
        </draw:line>
        <draw:line draw:style-name="gr60" draw:text-style-name="P4" draw:layer="layout" svg:x1="19.626cm" svg:y1="10.655cm" svg:x2="19.48cm" svg:y2="10.552cm">
          <text:p/>
        </draw:line>
        <draw:line draw:style-name="gr60" draw:text-style-name="P4" draw:layer="layout" svg:x1="19.626cm" svg:y1="10.655cm" svg:x2="19.48cm" svg:y2="10.758cm">
          <text:p/>
        </draw:line>
        <draw:frame draw:style-name="gr47" draw:text-style-name="P13" draw:layer="layout" svg:width="1.54cm" svg:height="0.67cm" svg:x="19.02cm" svg:y="10.39cm">
          <draw:text-box>
            <text:p text:style-name="P5"><text:span text:style-name="T5">-</text:span></text:p>
          </draw:text-box>
        </draw:frame>
        <draw:custom-shape draw:style-name="gr61" draw:text-style-name="P12" draw:layer="layout" svg:width="1.41cm" svg:height="0.32cm" draw:transform="rotate (1.5707963267949) translate (21.72cm 11.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23" draw:text-style-name="P4" draw:layer="layout" svg:x1="22.48cm" svg:y1="10.9cm" svg:x2="22.06cm" svg:y2="10.9cm">
          <text:p/>
        </draw:line>
        <draw:custom-shape draw:style-name="gr56" draw:text-style-name="P14" draw:layer="layout" svg:width="0.18cm" svg:height="0.18cm" svg:x="20.88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20.968cm" svg:y1="11.22cm" svg:x2="20.964cm" svg:y2="12.54cm">
          <text:p/>
        </draw:line>
        <draw:line draw:style-name="gr23" draw:text-style-name="P4" draw:layer="layout" svg:x1="21.71cm" svg:y1="11.23cm" svg:x2="20.96cm" svg:y2="11.23cm">
          <text:p/>
        </draw:line>
        <draw:line draw:style-name="gr23" draw:text-style-name="P4" draw:layer="layout" svg:x1="21.71cm" svg:y1="10.64cm" svg:x2="19.98cm" svg:y2="10.64cm">
          <text:p/>
        </draw:line>
        <draw:line draw:style-name="gr58" draw:text-style-name="P4" draw:layer="layout" svg:x1="21.87cm" svg:y1="14.72cm" svg:x2="21.87cm" svg:y2="11.5cm">
          <text:p/>
        </draw:line>
        <draw:custom-shape draw:style-name="gr56" draw:text-style-name="P14" draw:layer="layout" svg:width="0.18cm" svg:height="0.18cm" svg:x="20.35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20.434cm" svg:y1="10.7cm" svg:x2="20.425cm" svg:y2="13.91cm">
          <text:p/>
        </draw:line>
        <draw:line draw:style-name="gr23" draw:text-style-name="P4" draw:layer="layout" svg:x1="25.94cm" svg:y1="13.91cm" svg:x2="20.426cm" svg:y2="13.91cm">
          <text:p/>
        </draw:line>
        <draw:custom-shape draw:style-name="gr62" draw:text-style-name="P3" draw:layer="layout" svg:width="0.89cm" svg:height="11.33cm" svg:x="28.03cm" svg:y="4.4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1.89cm" svg:y1="5.431cm" svg:x2="0.484cm" svg:y2="5.431cm">
          <text:p/>
        </draw:line>
        <draw:frame draw:style-name="gr48" draw:text-style-name="P16" draw:layer="layout" svg:width="1.45cm" svg:height="0.801cm" svg:x="0.26cm" svg:y="4.539cm">
          <draw:text-box>
            <text:p text:style-name="P15"><text:span text:style-name="T8">OP CODE</text:span></text:p>
          </draw:text-box>
        </draw:frame>
        <draw:custom-shape draw:style-name="gr63" draw:text-style-name="P17" draw:layer="layout" svg:width="1.22cm" svg:height="10.48cm" svg:x="1.63cm" svg:y="4.46cm">
          <text:p text:style-name="P5"><text:span text:style-name="T9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4" draw:layer="layout" svg:x1="4.18cm" svg:y1="5.431cm" svg:x2="2.584cm" svg:y2="5.431cm">
          <text:p/>
        </draw:line>
        <draw:line draw:style-name="gr26" draw:text-style-name="P4" draw:layer="layout" svg:x1="4.18cm" svg:y1="6.33cm" svg:x2="2.72cm" svg:y2="6.33cm">
          <text:p/>
        </draw:line>
        <draw:line draw:style-name="gr26" draw:text-style-name="P4" draw:layer="layout" svg:x1="4.18cm" svg:y1="7.43cm" svg:x2="2.8cm" svg:y2="7.43cm">
          <text:p/>
        </draw:line>
        <draw:frame draw:style-name="gr48" draw:text-style-name="P13" draw:layer="layout" svg:width="1.63cm" svg:height="0.801cm" svg:x="0.15cm" svg:y="8.081cm">
          <draw:text-box>
            <text:p text:style-name="P5"><text:span text:style-name="T5">NEWREF</text:span></text:p>
          </draw:text-box>
        </draw:frame>
        <draw:line draw:style-name="gr26" draw:text-style-name="P4" draw:layer="layout" svg:x1="1.65cm" svg:y1="8.63cm" svg:x2="0.17cm" svg:y2="8.63cm">
          <text:p/>
        </draw:line>
        <draw:line draw:style-name="gr26" draw:text-style-name="P4" draw:layer="layout" svg:x1="1.65cm" svg:y1="7.43cm" svg:x2="0.17cm" svg:y2="7.43cm">
          <text:p/>
        </draw:line>
        <draw:frame draw:style-name="gr48" draw:text-style-name="P13" draw:layer="layout" svg:width="1.63cm" svg:height="0.801cm" svg:x="0.15cm" svg:y="6.982cm">
          <draw:text-box>
            <text:p text:style-name="P5"><text:span text:style-name="T5">REF</text:span></text:p>
          </draw:text-box>
        </draw:frame>
        <draw:line draw:style-name="gr26" draw:text-style-name="P4" draw:layer="layout" svg:x1="1.78cm" svg:y1="6.33cm" svg:x2="0.32cm" svg:y2="6.33cm">
          <text:p/>
        </draw:line>
        <draw:frame draw:style-name="gr48" draw:text-style-name="P13" draw:layer="layout" svg:width="1.63cm" svg:height="0.801cm" svg:x="0.15cm" svg:y="5.883cm">
          <draw:text-box>
            <text:p text:style-name="P5"><text:span text:style-name="T5">VALID</text:span></text:p>
          </draw:text-box>
        </draw:frame>
        <draw:line draw:style-name="gr23" draw:text-style-name="P4" draw:layer="layout" svg:x1="4.19cm" svg:y1="13.23cm" svg:x2="2.71cm" svg:y2="13.23cm">
          <text:p/>
        </draw:line>
        <draw:line draw:style-name="gr23" draw:text-style-name="P4" draw:layer="layout" svg:x1="1.79cm" svg:y1="13.23cm" svg:x2="0.55cm" svg:y2="13.23cm">
          <text:p/>
        </draw:line>
        <draw:frame draw:style-name="gr48" draw:text-style-name="P13" draw:layer="layout" svg:width="1.63cm" svg:height="0.801cm" svg:x="0.35cm" svg:y="12.67cm">
          <draw:text-box>
            <text:p text:style-name="P5"><text:span text:style-name="T5">Q/P/B</text:span></text:p>
          </draw:text-box>
        </draw:frame>
        <draw:line draw:style-name="gr64" draw:text-style-name="P5" draw:layer="layout" svg:x1="11.9cm" svg:y1="8.03cm" svg:x2="11.9cm" svg:y2="3.4cm">
          <text:p/>
        </draw:line>
        <draw:line draw:style-name="gr64" draw:text-style-name="P5" draw:layer="layout" svg:x1="23.9cm" svg:y1="6.64cm" svg:x2="23.9cm" svg:y2="3.4cm">
          <text:p/>
        </draw:line>
        <draw:custom-shape draw:style-name="gr65" draw:text-style-name="P3" draw:layer="layout" svg:width="15.14cm" svg:height="0.93cm" svg:x="9.99cm" svg:y="2.48cm">
          <text:p text:style-name="P1"><text:span text:style-name="T1">ARBITRER → AXI LITE FIFO → AXI RAM CONTROLLER</text:span></text:p>
          <draw:enhanced-geometry svg:viewBox="0 0 21600 21600" draw:type="rectangle" draw:enhanced-path="M 0 0 L 21600 0 21600 21600 0 21600 0 0 Z N"/>
        </draw:custom-shape>
        <draw:line draw:style-name="gr64" draw:text-style-name="P5" draw:layer="layout" svg:x1="17.76cm" svg:y1="2.48cm" svg:x2="17.76cm" svg:y2="1cm">
          <text:p/>
        </draw:line>
      </draw:page>
      <draw:page draw:name="page6" draw:style-name="dp1" draw:master-page-name="Standard">
        <draw:custom-shape draw:style-name="gr66" draw:text-style-name="P19" draw:layer="layout" svg:width="2.9cm" svg:height="5.53cm" svg:x="22.48cm" svg:y="6.64cm">
          <text:p text:style-name="P18"><text:span text:style-name="T1">BRAM WRITE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1.31cm" svg:y1="6.33cm" svg:x2="5.07cm" svg:y2="6.33cm">
          <text:p/>
        </draw:line>
        <draw:line draw:style-name="gr26" draw:text-style-name="P4" draw:layer="layout" svg:x1="6.6cm" svg:y1="7.43cm" svg:x2="5.07cm" svg:y2="7.43cm">
          <text:p/>
        </draw:line>
        <draw:line draw:style-name="gr23" draw:text-style-name="P4" draw:layer="layout" svg:x1="11.33cm" svg:y1="13.23cm" svg:x2="5.07cm" svg:y2="13.23cm">
          <text:p/>
        </draw:line>
        <draw:frame draw:style-name="gr47" draw:text-style-name="P13" draw:layer="layout" svg:width="1.54cm" svg:height="0.67cm" svg:x="4.75cm" svg:y="5.78cm">
          <draw:text-box>
            <text:p text:style-name="P20"><text:span text:style-name="T5">VALID</text:span></text:p>
          </draw:text-box>
        </draw:frame>
        <draw:frame draw:style-name="gr47" draw:text-style-name="P13" draw:layer="layout" svg:width="2cm" svg:height="0.67cm" svg:x="4.45cm" svg:y="6.98cm">
          <draw:text-box>
            <text:p text:style-name="P20"><text:span text:style-name="T5">REF</text:span></text:p>
          </draw:text-box>
        </draw:frame>
        <draw:line draw:style-name="gr26" draw:text-style-name="P4" draw:layer="layout" svg:x1="18.46cm" svg:y1="6.33cm" svg:x2="18.46cm" svg:y2="7.61cm">
          <text:p/>
        </draw:line>
        <draw:line draw:style-name="gr26" draw:text-style-name="P4" draw:layer="layout" svg:x1="22.49cm" svg:y1="7.73cm" svg:x2="22.22cm" svg:y2="7.73cm">
          <text:p/>
        </draw:line>
        <draw:custom-shape draw:style-name="gr67" draw:text-style-name="P19" draw:layer="layout" svg:width="0.89cm" svg:height="11.33cm" svg:x="4.19cm" svg:y="4.42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frame draw:style-name="gr48" draw:text-style-name="P13" draw:layer="layout" svg:width="1.63cm" svg:height="0.801cm" svg:x="4.75cm" svg:y="12.669cm">
          <draw:text-box>
            <text:p text:style-name="P20"><text:span text:style-name="T5">Q/P/B</text:span></text:p>
          </draw:text-box>
        </draw:frame>
        <draw:frame draw:style-name="gr47" draw:text-style-name="P13" draw:layer="layout" svg:width="1.54cm" svg:height="0.67cm" svg:x="22.11cm" svg:y="7.48cm">
          <draw:text-box>
            <text:p text:style-name="P20"><text:span text:style-name="T5">WE</text:span></text:p>
          </draw:text-box>
        </draw:frame>
        <draw:custom-shape draw:style-name="gr68" draw:text-style-name="P19" draw:layer="layout" svg:width="1.63cm" svg:height="1.12cm" draw:transform="rotate (1.5707963267949) translate (6.58cm 8.2cm)">
          <text:p text:style-name="P18"><text:span text:style-name="T1">ADDR CONV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1.33cm" svg:y1="7.42cm" svg:x2="7.7cm" svg:y2="7.42cm">
          <text:p/>
        </draw:line>
        <draw:frame draw:style-name="gr47" draw:text-style-name="P13" draw:layer="layout" svg:width="2cm" svg:height="0.67cm" svg:x="6.94cm" svg:y="6.95cm">
          <draw:text-box>
            <text:p text:style-name="P20"><text:span text:style-name="T5">A</text:span></text:p>
          </draw:text-box>
        </draw:frame>
        <draw:frame draw:style-name="gr47" draw:text-style-name="P13" draw:layer="layout" svg:width="1.54cm" svg:height="0.67cm" svg:x="27.92cm" svg:y="5.83cm">
          <draw:text-box>
            <text:p text:style-name="P20"><text:span text:style-name="T5">VALID</text:span></text:p>
          </draw:text-box>
        </draw:frame>
        <draw:line draw:style-name="gr26" draw:text-style-name="P4" draw:layer="layout" svg:x1="17.76cm" svg:y1="7.43cm" svg:x2="17.76cm" svg:y2="8.91cm">
          <text:p/>
        </draw:line>
        <draw:line draw:style-name="gr26" draw:text-style-name="P4" draw:layer="layout" svg:x1="22.46cm" svg:y1="8.9cm" svg:x2="17.75cm" svg:y2="8.9cm">
          <text:p/>
        </draw:line>
        <draw:frame draw:style-name="gr47" draw:text-style-name="P13" draw:layer="layout" svg:width="1.54cm" svg:height="0.67cm" svg:x="22.25cm" svg:y="8.63cm">
          <draw:text-box>
            <text:p text:style-name="P20"><text:span text:style-name="T5">ADDR</text:span></text:p>
          </draw:text-box>
        </draw:frame>
        <draw:line draw:style-name="gr23" draw:text-style-name="P4" draw:layer="layout" svg:x1="27.76cm" svg:y1="13.26cm" svg:x2="12.26cm" svg:y2="13.26cm">
          <text:p/>
        </draw:line>
        <draw:frame draw:style-name="gr47" draw:text-style-name="P13" draw:layer="layout" svg:width="1.54cm" svg:height="0.67cm" svg:x="27.91cm" svg:y="12.39cm">
          <draw:text-box>
            <text:p text:style-name="P20"><text:span text:style-name="T5">Q/P</text:span></text:p>
          </draw:text-box>
        </draw:frame>
        <draw:custom-shape draw:style-name="gr69" draw:text-style-name="P19" draw:layer="layout" svg:width="2.9cm" svg:height="4.2cm" svg:x="10.37cm" svg:y="8cm">
          <text:p text:style-name="P18"><text:span text:style-name="T1">BRAM READ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8.64cm" svg:y1="6.35cm" svg:x2="8.64cm" svg:y2="9.24cm">
          <text:p/>
        </draw:line>
        <draw:line draw:style-name="gr26" draw:text-style-name="P4" draw:layer="layout" svg:x1="9.48cm" svg:y1="9.24cm" svg:x2="8.64cm" svg:y2="9.24cm">
          <text:p/>
        </draw:line>
        <draw:custom-shape draw:style-name="gr56" draw:text-style-name="P14" draw:layer="layout" svg:width="0.18cm" svg:height="0.18cm" svg:x="8.5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1.54cm" svg:height="0.67cm" svg:x="9.97cm" svg:y="8.82cm">
          <draw:text-box>
            <text:p text:style-name="P20"><text:span text:style-name="T5">RE</text:span></text:p>
          </draw:text-box>
        </draw:frame>
        <draw:line draw:style-name="gr26" draw:text-style-name="P4" draw:layer="layout" svg:x1="8.24cm" svg:y1="7.45cm" svg:x2="8.24cm" svg:y2="10.14cm">
          <text:p/>
        </draw:line>
        <draw:custom-shape draw:style-name="gr56" draw:text-style-name="P14" draw:layer="layout" svg:width="0.18cm" svg:height="0.18cm" svg:x="8.151cm" svg:y="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0.34cm" svg:y1="10.14cm" svg:x2="8.24cm" svg:y2="10.14cm">
          <text:p/>
        </draw:line>
        <draw:frame draw:style-name="gr47" draw:text-style-name="P13" draw:layer="layout" svg:width="1.54cm" svg:height="0.67cm" svg:x="10.07cm" svg:y="9.92cm">
          <draw:text-box>
            <text:p text:style-name="P20"><text:span text:style-name="T5">ADDR</text:span></text:p>
          </draw:text-box>
        </draw:frame>
        <draw:line draw:style-name="gr23" draw:text-style-name="P4" draw:layer="layout" svg:x1="14.18cm" svg:y1="11.193cm" svg:x2="13.27cm" svg:y2="11.19cm">
          <text:p/>
        </draw:line>
        <draw:frame draw:style-name="gr48" draw:text-style-name="P13" draw:layer="layout" svg:width="2.168cm" svg:height="0.801cm" svg:x="12.592cm" svg:y="11.23cm">
          <draw:text-box>
            <text:p text:style-name="P20"><text:span text:style-name="T5">Q/P/B</text:span></text:p>
          </draw:text-box>
        </draw:frame>
        <draw:line draw:style-name="gr23" draw:text-style-name="P4" draw:layer="layout" svg:x1="16.84cm" svg:y1="11.19cm" svg:x2="16.24cm" svg:y2="11.19cm">
          <text:p/>
        </draw:line>
        <draw:line draw:style-name="gr23" draw:text-style-name="P4" draw:layer="layout" svg:x1="16.845cm" svg:y1="12.57cm" svg:x2="16.845cm" svg:y2="11.19cm">
          <text:p/>
        </draw:line>
        <draw:line draw:style-name="gr23" draw:text-style-name="P4" draw:layer="layout" svg:x1="16.845cm" svg:y1="12.56cm" svg:x2="27.76cm" svg:y2="12.569cm">
          <text:p/>
        </draw:line>
        <draw:custom-shape draw:style-name="gr70" draw:text-style-name="P12" draw:layer="layout" svg:width="2.16cm" svg:height="0.46cm" draw:transform="rotate (1.5707963267949) translate (27.76cm 14.3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23" draw:text-style-name="P4" draw:layer="layout" svg:x1="29.18cm" svg:y1="13cm" svg:x2="28.24cm" svg:y2="13cm">
          <text:p/>
        </draw:line>
        <draw:line draw:style-name="gr58" draw:text-style-name="P4" draw:layer="layout" svg:x1="11.35cm" svg:y1="14.73cm" svg:x2="5.07cm" svg:y2="14.73cm">
          <text:p/>
        </draw:line>
        <draw:line draw:style-name="gr58" draw:text-style-name="P4" draw:layer="layout" svg:x1="29.46cm" svg:y1="14.73cm" svg:x2="15.96cm" svg:y2="14.73cm">
          <text:p/>
        </draw:line>
        <draw:line draw:style-name="gr58" draw:text-style-name="P4" draw:layer="layout" svg:x1="28.02cm" svg:y1="14.73cm" svg:x2="28.02cm" svg:y2="14.1cm">
          <text:p/>
        </draw:line>
        <draw:frame draw:style-name="gr48" draw:text-style-name="P16" draw:layer="layout" svg:width="2.47cm" svg:height="0.801cm" svg:x="5.01cm" svg:y="14.179cm">
          <draw:text-box>
            <text:p text:style-name="P21"><text:span text:style-name="T8">MICRPOP CODE</text:span></text:p>
          </draw:text-box>
        </draw:frame>
        <draw:frame draw:style-name="gr48" draw:text-style-name="P16" draw:layer="layout" svg:width="2.8cm" svg:height="0.801cm" svg:x="15.49cm" svg:y="14.79cm">
          <draw:text-box>
            <text:p text:style-name="P21"><text:span text:style-name="T8">MICROOP CODE</text:span></text:p>
          </draw:text-box>
        </draw:frame>
        <draw:line draw:style-name="gr23" draw:text-style-name="P4" draw:layer="layout" svg:x1="18.1cm" svg:y1="10.48cm" svg:x2="18.09cm" svg:y2="13.26cm">
          <text:p/>
        </draw:line>
        <draw:line draw:style-name="gr23" draw:text-style-name="P4" draw:layer="layout" svg:x1="19.47cm" svg:y1="10.49cm" svg:x2="18.09cm" svg:y2="10.49cm">
          <text:p/>
        </draw:line>
        <draw:custom-shape draw:style-name="gr56" draw:text-style-name="P14" draw:layer="layout" svg:width="0.18cm" svg:height="0.18cm" svg:x="18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1.54cm" svg:height="0.67cm" svg:x="22.25cm" svg:y="10.63cm">
          <draw:text-box>
            <text:p text:style-name="P20"><text:span text:style-name="T5">DATA</text:span></text:p>
          </draw:text-box>
        </draw:frame>
        <draw:line draw:style-name="gr58" draw:text-style-name="P4" draw:layer="layout" svg:x1="11.35cm" svg:y1="5.431cm" svg:x2="5.084cm" svg:y2="5.431cm">
          <text:p/>
        </draw:line>
        <draw:frame draw:style-name="gr48" draw:text-style-name="P16" draw:layer="layout" svg:width="2.456cm" svg:height="0.801cm" svg:x="5.024cm" svg:y="4.88cm">
          <draw:text-box>
            <text:p text:style-name="P21"><text:span text:style-name="T8">MICROOP CODE</text:span></text:p>
          </draw:text-box>
        </draw:frame>
        <draw:ellipse draw:style-name="gr59" draw:text-style-name="P5" draw:layer="layout" svg:width="0.434cm" svg:height="0.475cm" draw:transform="rotate (-3.14159265358979) translate (9.92cm 9.365cm)" draw:kind="arc" draw:start-angle="90.87" draw:end-angle="269.2">
          <text:p/>
        </draw:ellipse>
        <draw:line draw:style-name="gr26" draw:text-style-name="P4" draw:layer="layout" svg:x1="9.717cm" svg:y1="8.885cm" svg:x2="9.49cm" svg:y2="8.885cm">
          <text:p/>
        </draw:line>
        <draw:line draw:style-name="gr26" draw:text-style-name="P4" draw:layer="layout" svg:x1="9.717cm" svg:y1="9.365cm" svg:x2="9.49cm" svg:y2="9.365cm">
          <text:p/>
        </draw:line>
        <draw:line draw:style-name="gr26" draw:text-style-name="P4" draw:layer="layout" svg:x1="9.49cm" svg:y1="9.37cm" svg:x2="9.49cm" svg:y2="8.885cm">
          <text:p/>
        </draw:line>
        <draw:line draw:style-name="gr58" draw:text-style-name="P4" draw:layer="layout" svg:x1="8.86cm" svg:y1="9.01cm" svg:x2="9.48cm" svg:y2="9.01cm">
          <text:p/>
        </draw:line>
        <draw:line draw:style-name="gr58" draw:text-style-name="P4" draw:layer="layout" svg:x1="8.86cm" svg:y1="9.01cm" svg:x2="8.86cm" svg:y2="5.44cm">
          <text:p/>
        </draw:line>
        <draw:line draw:style-name="gr26" draw:text-style-name="P4" draw:layer="layout" svg:x1="10.37cm" svg:y1="9.11cm" svg:x2="9.92cm" svg:y2="9.11cm">
          <text:p/>
        </draw:line>
        <draw:ellipse draw:style-name="gr59" draw:text-style-name="P5" draw:layer="layout" svg:width="0.434cm" svg:height="0.379cm" draw:transform="rotate (-3.14159265358979) translate (22.216cm 7.916cm)" draw:kind="arc" draw:start-angle="90.87" draw:end-angle="269.2">
          <text:p/>
        </draw:ellipse>
        <draw:line draw:style-name="gr26" draw:text-style-name="P4" draw:layer="layout" svg:x1="22.013cm" svg:y1="7.534cm" svg:x2="21.786cm" svg:y2="7.534cm">
          <text:p/>
        </draw:line>
        <draw:line draw:style-name="gr26" draw:text-style-name="P4" draw:layer="layout" svg:x1="22.013cm" svg:y1="7.916cm" svg:x2="21.786cm" svg:y2="7.916cm">
          <text:p/>
        </draw:line>
        <draw:line draw:style-name="gr26" draw:text-style-name="P4" draw:layer="layout" svg:x1="21.786cm" svg:y1="7.92cm" svg:x2="21.786cm" svg:y2="7.534cm">
          <text:p/>
        </draw:line>
        <draw:line draw:style-name="gr58" draw:text-style-name="P4" draw:layer="layout" svg:x1="18.156cm" svg:y1="7.811cm" svg:x2="21.78cm" svg:y2="7.811cm">
          <text:p/>
        </draw:line>
        <draw:line draw:style-name="gr58" draw:text-style-name="P4" draw:layer="layout" svg:x1="18.156cm" svg:y1="7.83cm" svg:x2="18.156cm" svg:y2="5.434cm">
          <text:p/>
        </draw:line>
        <draw:line draw:style-name="gr26" draw:text-style-name="P4" draw:layer="layout" svg:x1="21.78cm" svg:y1="7.62cm" svg:x2="18.47cm" svg:y2="7.62cm">
          <text:p/>
        </draw:line>
        <draw:line draw:style-name="gr58" draw:text-style-name="P4" draw:layer="layout" svg:x1="18.17cm" svg:y1="5.43cm" svg:x2="15.93cm" svg:y2="5.43cm">
          <text:p/>
        </draw:line>
        <draw:frame draw:style-name="gr48" draw:text-style-name="P16" draw:layer="layout" svg:width="2.53cm" svg:height="0.801cm" svg:x="27.6cm" svg:y="14.259cm">
          <draw:text-box>
            <text:p text:style-name="P21"><text:span text:style-name="T5">ADD+ / REM-</text:span></text:p>
          </draw:text-box>
        </draw:frame>
        <draw:custom-shape draw:style-name="gr56" draw:text-style-name="P14" draw:layer="layout" svg:width="0.18cm" svg:height="0.18cm" svg:x="18.64cm" svg:y="1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8.729cm" svg:y1="10.84cm" svg:x2="18.724cm" svg:y2="12.55cm">
          <text:p/>
        </draw:line>
        <draw:line draw:style-name="gr23" draw:text-style-name="P4" draw:layer="layout" svg:x1="19.47cm" svg:y1="10.84cm" svg:x2="18.72cm" svg:y2="10.84cm">
          <text:p/>
        </draw:line>
        <draw:line draw:style-name="gr60" draw:text-style-name="P4" draw:layer="layout" svg:x1="19.48cm" svg:y1="10.02cm" svg:x2="19.48cm" svg:y2="10.552cm">
          <text:p/>
        </draw:line>
        <draw:line draw:style-name="gr60" draw:text-style-name="P4" draw:layer="layout" svg:x1="19.48cm" svg:y1="10.758cm" svg:x2="19.48cm" svg:y2="11.29cm">
          <text:p/>
        </draw:line>
        <draw:line draw:style-name="gr60" draw:text-style-name="P4" draw:layer="layout" svg:x1="19.48cm" svg:y1="10.02cm" svg:x2="19.98cm" svg:y2="10.363cm">
          <text:p/>
        </draw:line>
        <draw:line draw:style-name="gr60" draw:text-style-name="P4" draw:layer="layout" svg:x1="19.48cm" svg:y1="11.29cm" svg:x2="19.98cm" svg:y2="11.05cm">
          <text:p/>
        </draw:line>
        <draw:line draw:style-name="gr60" draw:text-style-name="P4" draw:layer="layout" svg:x1="19.97cm" svg:y1="10.349cm" svg:x2="19.97cm" svg:y2="11.07cm">
          <text:p/>
        </draw:line>
        <draw:line draw:style-name="gr60" draw:text-style-name="P4" draw:layer="layout" svg:x1="19.626cm" svg:y1="10.655cm" svg:x2="19.48cm" svg:y2="10.552cm">
          <text:p/>
        </draw:line>
        <draw:line draw:style-name="gr60" draw:text-style-name="P4" draw:layer="layout" svg:x1="19.626cm" svg:y1="10.655cm" svg:x2="19.48cm" svg:y2="10.758cm">
          <text:p/>
        </draw:line>
        <draw:frame draw:style-name="gr47" draw:text-style-name="P13" draw:layer="layout" svg:width="1.54cm" svg:height="0.67cm" svg:x="19.02cm" svg:y="10.39cm">
          <draw:text-box>
            <text:p text:style-name="P20"><text:span text:style-name="T5">-</text:span></text:p>
          </draw:text-box>
        </draw:frame>
        <draw:custom-shape draw:style-name="gr61" draw:text-style-name="P12" draw:layer="layout" svg:width="1.41cm" svg:height="0.32cm" draw:transform="rotate (1.5707963267949) translate (21.72cm 11.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23" draw:text-style-name="P4" draw:layer="layout" svg:x1="22.48cm" svg:y1="10.9cm" svg:x2="22.06cm" svg:y2="10.9cm">
          <text:p/>
        </draw:line>
        <draw:custom-shape draw:style-name="gr56" draw:text-style-name="P14" draw:layer="layout" svg:width="0.18cm" svg:height="0.18cm" svg:x="20.88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20.968cm" svg:y1="11.22cm" svg:x2="20.964cm" svg:y2="12.54cm">
          <text:p/>
        </draw:line>
        <draw:line draw:style-name="gr23" draw:text-style-name="P4" draw:layer="layout" svg:x1="21.71cm" svg:y1="11.23cm" svg:x2="20.96cm" svg:y2="11.23cm">
          <text:p/>
        </draw:line>
        <draw:line draw:style-name="gr23" draw:text-style-name="P4" draw:layer="layout" svg:x1="21.71cm" svg:y1="10.64cm" svg:x2="19.98cm" svg:y2="10.64cm">
          <text:p/>
        </draw:line>
        <draw:line draw:style-name="gr58" draw:text-style-name="P4" draw:layer="layout" svg:x1="21.87cm" svg:y1="14.72cm" svg:x2="21.87cm" svg:y2="11.5cm">
          <text:p/>
        </draw:line>
        <draw:line draw:style-name="gr58" draw:text-style-name="P4" draw:layer="layout" svg:x1="1.89cm" svg:y1="5.431cm" svg:x2="0.484cm" svg:y2="5.431cm">
          <text:p/>
        </draw:line>
        <draw:frame draw:style-name="gr48" draw:text-style-name="P16" draw:layer="layout" svg:width="1.45cm" svg:height="0.801cm" svg:x="0.26cm" svg:y="4.539cm">
          <draw:text-box>
            <text:p text:style-name="P21"><text:span text:style-name="T8">OP CODE</text:span></text:p>
          </draw:text-box>
        </draw:frame>
        <draw:line draw:style-name="gr58" draw:text-style-name="P4" draw:layer="layout" svg:x1="4.18cm" svg:y1="5.431cm" svg:x2="2.584cm" svg:y2="5.431cm">
          <text:p/>
        </draw:line>
        <draw:line draw:style-name="gr26" draw:text-style-name="P4" draw:layer="layout" svg:x1="4.18cm" svg:y1="6.33cm" svg:x2="2.72cm" svg:y2="6.33cm">
          <text:p/>
        </draw:line>
        <draw:line draw:style-name="gr26" draw:text-style-name="P4" draw:layer="layout" svg:x1="4.18cm" svg:y1="7.43cm" svg:x2="2.8cm" svg:y2="7.43cm">
          <text:p/>
        </draw:line>
        <draw:frame draw:style-name="gr48" draw:text-style-name="P13" draw:layer="layout" svg:width="1.63cm" svg:height="0.801cm" svg:x="0.15cm" svg:y="8.081cm">
          <draw:text-box>
            <text:p text:style-name="P20"><text:span text:style-name="T5">NEWREF</text:span></text:p>
          </draw:text-box>
        </draw:frame>
        <draw:line draw:style-name="gr26" draw:text-style-name="P4" draw:layer="layout" svg:x1="1.65cm" svg:y1="8.63cm" svg:x2="0.17cm" svg:y2="8.63cm">
          <text:p/>
        </draw:line>
        <draw:line draw:style-name="gr26" draw:text-style-name="P4" draw:layer="layout" svg:x1="1.65cm" svg:y1="7.43cm" svg:x2="0.17cm" svg:y2="7.43cm">
          <text:p/>
        </draw:line>
        <draw:frame draw:style-name="gr48" draw:text-style-name="P13" draw:layer="layout" svg:width="1.63cm" svg:height="0.801cm" svg:x="0.15cm" svg:y="6.982cm">
          <draw:text-box>
            <text:p text:style-name="P20"><text:span text:style-name="T5">REF</text:span></text:p>
          </draw:text-box>
        </draw:frame>
        <draw:line draw:style-name="gr26" draw:text-style-name="P4" draw:layer="layout" svg:x1="1.78cm" svg:y1="6.33cm" svg:x2="0.32cm" svg:y2="6.33cm">
          <text:p/>
        </draw:line>
        <draw:frame draw:style-name="gr48" draw:text-style-name="P13" draw:layer="layout" svg:width="1.63cm" svg:height="0.801cm" svg:x="0.15cm" svg:y="5.883cm">
          <draw:text-box>
            <text:p text:style-name="P20"><text:span text:style-name="T5">VALID</text:span></text:p>
          </draw:text-box>
        </draw:frame>
        <draw:line draw:style-name="gr23" draw:text-style-name="P4" draw:layer="layout" svg:x1="4.19cm" svg:y1="13.23cm" svg:x2="2.71cm" svg:y2="13.23cm">
          <text:p/>
        </draw:line>
        <draw:line draw:style-name="gr23" draw:text-style-name="P4" draw:layer="layout" svg:x1="1.79cm" svg:y1="13.23cm" svg:x2="0.55cm" svg:y2="13.23cm">
          <text:p/>
        </draw:line>
        <draw:frame draw:style-name="gr48" draw:text-style-name="P13" draw:layer="layout" svg:width="1.63cm" svg:height="0.801cm" svg:x="0.35cm" svg:y="12.67cm">
          <draw:text-box>
            <text:p text:style-name="P20"><text:span text:style-name="T5">Q/P/B</text:span></text:p>
          </draw:text-box>
        </draw:frame>
        <draw:custom-shape draw:style-name="gr71" draw:text-style-name="P19" draw:layer="layout" svg:width="0.89cm" svg:height="3.57cm" svg:x="11.33cm" svg:y="4.42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16cm" svg:y1="5.431cm" svg:x2="12.21cm" svg:y2="5.431cm">
          <text:p/>
        </draw:line>
        <draw:line draw:style-name="gr26" draw:text-style-name="P4" draw:layer="layout" svg:x1="17.76cm" svg:y1="7.42cm" svg:x2="12.21cm" svg:y2="7.42cm">
          <text:p/>
        </draw:line>
        <draw:custom-shape draw:style-name="gr72" draw:text-style-name="P19" draw:layer="layout" svg:width="0.89cm" svg:height="3.51cm" svg:x="11.33cm" svg:y="12.21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15.96cm" svg:y1="14.73cm" svg:x2="12.263cm" svg:y2="14.73cm">
          <text:p/>
        </draw:line>
        <draw:line draw:style-name="gr26" draw:text-style-name="P4" draw:layer="layout" svg:x1="29.7cm" svg:y1="6.32cm" svg:x2="12.21cm" svg:y2="6.32cm">
          <text:p/>
        </draw:line>
        <draw:custom-shape draw:style-name="gr73" draw:text-style-name="P12" draw:layer="layout" svg:width="1.453cm" svg:height="0.44cm" draw:transform="rotate (1.5707963267949) translate (15.8cm 11.9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line draw:style-name="gr23" draw:text-style-name="P4" draw:layer="layout" svg:x1="14.19cm" svg:y1="11.79cm" svg:x2="14.19cm" svg:y2="10.64cm">
          <text:p/>
        </draw:line>
        <draw:line draw:style-name="gr23" draw:text-style-name="P4" draw:layer="layout" svg:x1="15.8cm" svg:y1="11.659cm" svg:x2="14.16cm" svg:y2="11.656cm">
          <text:p/>
        </draw:line>
        <draw:line draw:style-name="gr23" draw:text-style-name="P4" draw:layer="layout" svg:x1="15.82cm" svg:y1="10.792cm" svg:x2="14.2cm" svg:y2="10.787cm">
          <text:p/>
        </draw:line>
        <draw:custom-shape draw:style-name="gr74" draw:text-style-name="P22" draw:layer="layout" svg:width="0.77cm" svg:height="1.2cm" svg:x="14.47cm" svg:y="10.15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16.01cm" svg:y1="14.71cm" svg:x2="16.01cm" svg:y2="11.75cm">
          <text:p/>
        </draw:line>
        <draw:frame draw:style-name="gr6" draw:text-style-name="P24" draw:layer="layout" svg:width="3.869cm" svg:height="0.663cm" svg:x="7.15cm" svg:y="3.87cm">
          <draw:text-box>
            <text:p text:style-name="P23"><text:span text:style-name="T1">PIPELINE 0</text:span></text:p>
          </draw:text-box>
        </draw:frame>
        <draw:frame draw:style-name="gr6" draw:text-style-name="P24" draw:layer="layout" svg:width="3.869cm" svg:height="0.663cm" svg:x="17.55cm" svg:y="3.797cm">
          <draw:text-box>
            <text:p text:style-name="P23"><text:span text:style-name="T1">PIPELINE 1</text:span></text:p>
          </draw:text-box>
        </draw:frame>
        <draw:frame draw:style-name="gr6" draw:text-style-name="P24" draw:layer="layout" svg:width="3.869cm" svg:height="0.663cm" svg:x="27.09cm" svg:y="3.807cm">
          <draw:text-box>
            <text:p text:style-name="P23"><text:span text:style-name="T1">PIPELINE 2</text:span></text:p>
          </draw:text-box>
        </draw:frame>
        <draw:custom-shape draw:style-name="gr75" draw:text-style-name="P26" draw:layer="layout" svg:width="2.17cm" svg:height="1.18cm" svg:x="5.21cm" svg:y="14.86cm">
          <text:p text:style-name="P25"><text:span text:style-name="T8">ADD</text:span><text:span text:style-name="T8"><text:line-break/></text:span><text:span text:style-name="T8">DELETE</text:span><text:span text:style-name="T8"><text:line-break/></text:span><text:span text:style-name="T8">EXEC</text:span><text:span text:style-name="T8"><text:line-break/></text:span><text:span text:style-name="T8">REPLACE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7.76cm" svg:y1="14.069cm" svg:x2="15.56cm" svg:y2="14.047cm">
          <text:p/>
        </draw:line>
        <draw:line draw:style-name="gr23" draw:text-style-name="P4" draw:layer="layout" svg:x1="15.56cm" svg:y1="10.79cm" svg:x2="15.56cm" svg:y2="14.06cm">
          <text:p/>
        </draw:line>
        <draw:custom-shape draw:style-name="gr56" draw:text-style-name="P14" draw:layer="layout" svg:width="0.18cm" svg:height="0.18cm" svg:x="15.48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2" draw:layer="layout" svg:width="0.89cm" svg:height="11.33cm" svg:x="25.96cm" svg:y="4.53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1.76cm" svg:height="1.18cm" svg:x="0.22cm" svg:y="3.27cm">
          <text:p text:style-name="P27"><text:span text:style-name="T10">ADD_ORDER, EXEC_ORDER, DELETE_ORDER, REPLACE_ORDER</text:span></text:p>
          <draw:enhanced-geometry svg:viewBox="0 0 21600 21600" draw:type="rectangle" draw:enhanced-path="M 0 0 L 21600 0 21600 21600 0 21600 0 0 Z N"/>
        </draw:custom-shape>
        <draw:custom-shape draw:style-name="gr78" draw:text-style-name="P29" draw:layer="layout" svg:width="2.93cm" svg:height="2.72cm" svg:x="0.65cm" svg:y="15.7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0" draw:layer="layout" svg:width="1.22cm" svg:height="10.48cm" svg:x="1.63cm" svg:y="4.46cm">
          <text:p text:style-name="P20"><text:span text:style-name="T9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1" draw:layer="layout" svg:width="2.07cm" svg:height="0.98cm" svg:x="1cm" svg:y="15.93cm">
          <text:p text:style-name="P20"><text:span text:style-name="T3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1" draw:layer="layout" svg:width="2.14cm" svg:height="0.98cm" svg:x="0.94cm" svg:y="17.19cm">
          <text:p text:style-name="P20"><text:span text:style-name="T3">REPL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4" draw:layer="layout" svg:x1="1.33cm" svg:y1="16.81cm" svg:x2="1.28cm" svg:y2="17.37cm">
          <text:p/>
        </draw:line>
        <draw:line draw:style-name="gr82" draw:text-style-name="P4" draw:layer="layout" svg:x1="2.8cm" svg:y1="17.39cm" svg:x2="2.76cm" svg:y2="16.81cm">
          <text:p/>
        </draw:line>
      </draw:page>
      <draw:page draw:name="page7" draw:style-name="dp1" draw:master-page-name="Standard">
        <draw:line draw:style-name="gr26" draw:text-style-name="P4" draw:layer="layout" svg:x1="16.26cm" svg:y1="13.431cm" svg:x2="5.277cm" svg:y2="13.431cm">
          <text:p/>
        </draw:line>
        <draw:frame draw:style-name="gr48" draw:text-style-name="P13" draw:layer="layout" svg:width="1.63cm" svg:height="0.801cm" svg:x="4.957cm" svg:y="12.87cm">
          <draw:text-box>
            <text:p text:style-name="P20"><text:span text:style-name="T5">QTY</text:span></text:p>
          </draw:text-box>
        </draw:frame>
        <draw:line draw:style-name="gr26" draw:text-style-name="P4" draw:layer="layout" svg:x1="20.79cm" svg:y1="9.33cm" svg:x2="5.27cm" svg:y2="9.33cm">
          <text:p/>
        </draw:line>
        <draw:line draw:style-name="gr26" draw:text-style-name="P4" draw:layer="layout" svg:x1="21.57cm" svg:y1="10.43cm" svg:x2="5.27cm" svg:y2="10.43cm">
          <text:p/>
        </draw:line>
        <draw:line draw:style-name="gr26" draw:text-style-name="P4" draw:layer="layout" svg:x1="17.94cm" svg:y1="14.33cm" svg:x2="5.27cm" svg:y2="14.33cm">
          <text:p/>
        </draw:line>
        <draw:frame draw:style-name="gr47" draw:text-style-name="P13" draw:layer="layout" svg:width="1.54cm" svg:height="0.67cm" svg:x="4.95cm" svg:y="8.78cm">
          <draw:text-box>
            <text:p text:style-name="P20"><text:span text:style-name="T5">VALID</text:span></text:p>
          </draw:text-box>
        </draw:frame>
        <draw:frame draw:style-name="gr47" draw:text-style-name="P13" draw:layer="layout" svg:width="1.79cm" svg:height="0.67cm" svg:x="4.93cm" svg:y="9.95cm">
          <draw:text-box>
            <text:p text:style-name="P20"><text:span text:style-name="T5">PRICE</text:span></text:p>
          </draw:text-box>
        </draw:frame>
        <draw:frame draw:style-name="gr48" draw:text-style-name="P13" draw:layer="layout" svg:width="1.63cm" svg:height="0.801cm" svg:x="4.95cm" svg:y="13.769cm">
          <draw:text-box>
            <text:p text:style-name="P20"><text:span text:style-name="T5">is_buy</text:span></text:p>
          </draw:text-box>
        </draw:frame>
        <draw:custom-shape draw:style-name="gr83" draw:text-style-name="P32" draw:layer="layout" svg:width="15.84cm" svg:height="2.13cm" svg:x="8.66cm" svg:y="5cm">
          <text:p text:style-name="P18"><text:span text:style-name="T11">LADDER BRAM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21.49cm" svg:y1="7.16cm" svg:x2="21.49cm" svg:y2="10.43cm">
          <text:p/>
        </draw:line>
        <draw:custom-shape draw:style-name="gr56" draw:text-style-name="P14" draw:layer="layout" svg:width="0.18cm" svg:height="0.18cm" svg:x="9.95cm" svg:y="9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1.54cm" svg:height="0.67cm" svg:x="10.41cm" svg:y="6.58cm">
          <draw:text-box>
            <text:p text:style-name="P20"><text:span text:style-name="T5">RA1</text:span></text:p>
          </draw:text-box>
        </draw:frame>
        <draw:line draw:style-name="gr58" draw:text-style-name="P4" draw:layer="layout" svg:x1="16.59cm" svg:y1="15.63cm" svg:x2="5.27cm" svg:y2="15.63cm">
          <text:p/>
        </draw:line>
        <draw:frame draw:style-name="gr48" draw:text-style-name="P16" draw:layer="layout" svg:width="2.39cm" svg:height="0.801cm" svg:x="4.97cm" svg:y="15.109cm">
          <draw:text-box>
            <text:p text:style-name="P21"><text:span text:style-name="T8">ADD/REM</text:span></text:p>
          </draw:text-box>
        </draw:frame>
        <draw:custom-shape draw:style-name="gr84" draw:text-style-name="P32" draw:layer="layout" svg:width="6.51cm" svg:height="1.57cm" svg:x="13.22cm" svg:y="2.72cm">
          <text:p text:style-name="P18"><text:span text:style-name="T11">AXI LITE SLAVE FSM</text:span></text:p>
          <draw:enhanced-geometry svg:viewBox="0 0 21600 21600" draw:type="rectangle" draw:enhanced-path="M 0 0 L 21600 0 21600 21600 0 21600 0 0 Z N"/>
        </draw:custom-shape>
        <draw:frame draw:style-name="gr47" draw:text-style-name="P13" draw:layer="layout" svg:width="1.54cm" svg:height="0.67cm" svg:x="15.08cm" svg:y="4.97cm">
          <draw:text-box>
            <text:p text:style-name="P20"><text:span text:style-name="T5">RE2</text:span></text:p>
          </draw:text-box>
        </draw:frame>
        <draw:frame draw:style-name="gr47" draw:text-style-name="P13" draw:layer="layout" svg:width="1.54cm" svg:height="0.67cm" svg:x="16.51cm" svg:y="4.99cm">
          <draw:text-box>
            <text:p text:style-name="P20"><text:span text:style-name="T5">RD2</text:span></text:p>
          </draw:text-box>
        </draw:frame>
        <draw:line draw:style-name="gr26" draw:text-style-name="P4" draw:layer="layout" svg:x1="17.28cm" svg:y1="4.28cm" svg:x2="17.28cm" svg:y2="4.97cm">
          <text:p/>
        </draw:line>
        <draw:line draw:style-name="gr26" draw:text-style-name="P4" draw:layer="layout" svg:x1="15.88cm" svg:y1="4.28cm" svg:x2="15.88cm" svg:y2="4.97cm">
          <text:p/>
        </draw:line>
        <draw:frame draw:style-name="gr47" draw:text-style-name="P13" draw:layer="layout" svg:width="1.54cm" svg:height="0.67cm" svg:x="14.63cm" svg:y="6.56cm">
          <draw:text-box>
            <text:p text:style-name="P20"><text:span text:style-name="T5">RD1</text:span></text:p>
          </draw:text-box>
        </draw:frame>
        <draw:line draw:style-name="gr26" draw:text-style-name="P4" draw:layer="layout" svg:x1="16.58cm" svg:y1="4.28cm" svg:x2="16.58cm" svg:y2="4.97cm">
          <text:p/>
        </draw:line>
        <draw:frame draw:style-name="gr47" draw:text-style-name="P13" draw:layer="layout" svg:width="1.54cm" svg:height="0.67cm" svg:x="15.78cm" svg:y="4.97cm">
          <draw:text-box>
            <text:p text:style-name="P20"><text:span text:style-name="T5">RA2</text:span></text:p>
          </draw:text-box>
        </draw:frame>
        <draw:frame draw:style-name="gr47" draw:text-style-name="P13" draw:layer="layout" svg:width="1.54cm" svg:height="0.67cm" svg:x="9.29cm" svg:y="6.58cm">
          <draw:text-box>
            <text:p text:style-name="P20"><text:span text:style-name="T5">RE1</text:span></text:p>
          </draw:text-box>
        </draw:frame>
        <draw:line draw:style-name="gr85" draw:text-style-name="P4" draw:layer="layout" svg:x1="10.04cm" svg:y1="7.14cm" svg:x2="10.04cm" svg:y2="9.34cm">
          <text:p/>
        </draw:line>
        <draw:custom-shape draw:style-name="gr56" draw:text-style-name="P14" draw:layer="layout" svg:width="0.18cm" svg:height="0.18cm" svg:x="21.4cm" svg:y="1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draw:layer="layout" svg:width="0.89cm" svg:height="11.33cm" svg:x="13.13cm" svg:y="7.45cm">
          <text:p text:style-name="P18"><text:span text:style-name="T1">V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5.29cm" svg:y1="7.16cm" svg:x2="15.29cm" svg:y2="12.84cm">
          <text:p/>
        </draw:line>
        <draw:frame draw:style-name="gr47" draw:text-style-name="P13" draw:layer="layout" svg:width="1.54cm" svg:height="0.67cm" svg:x="20cm" svg:y="6.59cm">
          <draw:text-box>
            <text:p text:style-name="P20"><text:span text:style-name="T5">WE</text:span></text:p>
          </draw:text-box>
        </draw:frame>
        <draw:frame draw:style-name="gr47" draw:text-style-name="P13" draw:layer="layout" svg:width="1.54cm" svg:height="0.67cm" svg:x="20.82cm" svg:y="6.58cm">
          <draw:text-box>
            <text:p text:style-name="P20"><text:span text:style-name="T5">WA</text:span></text:p>
          </draw:text-box>
        </draw:frame>
        <draw:frame draw:style-name="gr47" draw:text-style-name="P13" draw:layer="layout" svg:width="1.54cm" svg:height="0.67cm" svg:x="21.67cm" svg:y="6.58cm">
          <draw:text-box>
            <text:p text:style-name="P20"><text:span text:style-name="T5">WD</text:span></text:p>
          </draw:text-box>
        </draw:frame>
        <draw:custom-shape draw:style-name="gr56" draw:text-style-name="P14" draw:layer="layout" svg:width="0.18cm" svg:height="0.18cm" svg:x="20.651cm" svg:y="9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4" draw:layer="layout" svg:x1="20.741cm" svg:y1="7.134cm" svg:x2="20.741cm" svg:y2="9.334cm">
          <text:p/>
        </draw:line>
        <draw:line draw:style-name="gr23" draw:text-style-name="P4" draw:layer="layout" svg:x1="16.27cm" svg:y1="12.84cm" svg:x2="15.29cm" svg:y2="12.84cm">
          <text:p/>
        </draw:line>
        <draw:line draw:style-name="gr60" draw:text-style-name="P4" draw:layer="layout" svg:x1="16.26cm" svg:y1="12.3cm" svg:x2="16.26cm" svg:y2="13.002cm">
          <text:p/>
        </draw:line>
        <draw:line draw:style-name="gr60" draw:text-style-name="P4" draw:layer="layout" svg:x1="16.26cm" svg:y1="13.274cm" svg:x2="16.26cm" svg:y2="13.976cm">
          <text:p/>
        </draw:line>
        <draw:line draw:style-name="gr60" draw:text-style-name="P4" draw:layer="layout" svg:x1="16.26cm" svg:y1="12.3cm" svg:x2="16.92cm" svg:y2="12.753cm">
          <text:p/>
        </draw:line>
        <draw:line draw:style-name="gr60" draw:text-style-name="P4" draw:layer="layout" svg:x1="16.26cm" svg:y1="13.976cm" svg:x2="16.92cm" svg:y2="13.659cm">
          <text:p/>
        </draw:line>
        <draw:line draw:style-name="gr60" draw:text-style-name="P4" draw:layer="layout" svg:x1="16.907cm" svg:y1="12.734cm" svg:x2="16.907cm" svg:y2="13.685cm">
          <text:p/>
        </draw:line>
        <draw:line draw:style-name="gr60" draw:text-style-name="P4" draw:layer="layout" svg:x1="16.452cm" svg:y1="13.138cm" svg:x2="16.26cm" svg:y2="13.002cm">
          <text:p/>
        </draw:line>
        <draw:line draw:style-name="gr60" draw:text-style-name="P4" draw:layer="layout" svg:x1="16.452cm" svg:y1="13.138cm" svg:x2="16.26cm" svg:y2="13.274cm">
          <text:p/>
        </draw:line>
        <draw:line draw:style-name="gr58" draw:text-style-name="P4" draw:layer="layout" svg:x1="16.595cm" svg:y1="15.63cm" svg:x2="16.595cm" svg:y2="13.83cm">
          <text:p/>
        </draw:line>
        <draw:line draw:style-name="gr26" draw:text-style-name="P4" draw:layer="layout" svg:x1="17.94cm" svg:y1="13.19cm" svg:x2="16.907cm" svg:y2="13.19cm">
          <text:p/>
        </draw:line>
        <draw:line draw:style-name="gr23" draw:text-style-name="P4" draw:layer="layout" svg:x1="17.94cm" svg:y1="14.55cm" svg:x2="17.94cm" svg:y2="12.99cm">
          <text:p/>
        </draw:line>
        <draw:line draw:style-name="gr23" draw:text-style-name="P4" draw:layer="layout" svg:x1="22.37cm" svg:y1="13.77cm" svg:x2="17.92cm" svg:y2="13.77cm">
          <text:p/>
        </draw:line>
        <draw:line draw:style-name="gr23" draw:text-style-name="P4" draw:layer="layout" svg:x1="22.37cm" svg:y1="13.77cm" svg:x2="22.37cm" svg:y2="7.14cm">
          <text:p/>
        </draw:line>
        <draw:line draw:style-name="gr26" draw:text-style-name="P4" draw:layer="layout" svg:x1="11.191cm" svg:y1="7.154cm" svg:x2="11.191cm" svg:y2="10.424cm">
          <text:p/>
        </draw:line>
        <draw:custom-shape draw:style-name="gr56" draw:text-style-name="P14" draw:layer="layout" svg:width="0.18cm" svg:height="0.18cm" svg:x="11.101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3" draw:layer="layout" svg:width="1.82cm" svg:height="0.73cm" svg:x="7.28cm" svg:y="10.09cm">
          <text:p text:style-name="P18"><text:span text:style-name="T3">QUANTIZE</text:span></text:p>
          <draw:enhanced-geometry svg:viewBox="0 0 21600 21600" draw:type="rectangle" draw:enhanced-path="M 0 0 L 21600 0 21600 21600 0 21600 0 0 Z N"/>
        </draw:custom-shape>
        <draw:line draw:style-name="gr64" draw:text-style-name="P5" draw:layer="layout" svg:x1="16.51cm" svg:y1="2.69cm" svg:x2="16.51cm" svg:y2="1.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31T12:44:56.172571262</meta:creation-date>
    <dc:date>2026-04-10T12:24:05.807425000</dc:date>
    <meta:editing-duration>P4DT7H28M15S</meta:editing-duration>
    <meta:editing-cycles>20</meta:editing-cycles>
    <meta:generator>LibreOffice/25.2.4.3$MacOSX_AARCH64 LibreOffice_project/33e196637044ead23f5c3226cde09b47731f7e27</meta:generator>
    <meta:document-statistic meta:object-count="420"/>
  </office:meta>
</office:document-meta>
</file>